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306" officeooo:paragraph-rsid="000f3306"/>
    </style:style>
    <style:style style:name="P2" style:family="paragraph" style:parent-style-name="Standard" style:list-style-name="L1">
      <style:text-properties officeooo:rsid="000f3306" officeooo:paragraph-rsid="000f3306"/>
    </style:style>
    <style:style style:name="P3" style:family="paragraph" style:parent-style-name="Standard" style:list-style-name="L2">
      <style:text-properties officeooo:rsid="000f4775" officeooo:paragraph-rsid="000f4775"/>
    </style:style>
    <style:style style:name="P4" style:family="paragraph" style:parent-style-name="Standard" style:list-style-name="L2">
      <style:text-properties officeooo:rsid="000f4775" officeooo:paragraph-rsid="0010dcec"/>
    </style:style>
    <style:style style:name="P5" style:family="paragraph" style:parent-style-name="Standard" style:list-style-name="L2">
      <style:text-properties officeooo:rsid="0010dcec" officeooo:paragraph-rsid="0010dcec"/>
    </style:style>
    <style:style style:name="P6" style:family="paragraph" style:parent-style-name="Standard" style:list-style-name="L3">
      <style:text-properties officeooo:rsid="00127521" officeooo:paragraph-rsid="00127521"/>
    </style:style>
    <style:style style:name="P7" style:family="paragraph" style:parent-style-name="Standard" style:list-style-name="L3">
      <style:text-properties officeooo:rsid="00147111" officeooo:paragraph-rsid="00147111"/>
    </style:style>
    <style:style style:name="P8" style:family="paragraph" style:parent-style-name="Standard" style:list-style-name="L3">
      <style:text-properties officeooo:rsid="00150efd" officeooo:paragraph-rsid="00150efd"/>
    </style:style>
    <style:style style:name="P9" style:family="paragraph" style:parent-style-name="Standard" style:list-style-name="L4">
      <style:text-properties officeooo:paragraph-rsid="001bb50a"/>
    </style:style>
    <style:style style:name="P10" style:family="paragraph" style:parent-style-name="Standard" style:list-style-name="L4">
      <style:text-properties officeooo:rsid="00195a48" officeooo:paragraph-rsid="00195a48"/>
    </style:style>
    <style:style style:name="P11" style:family="paragraph" style:parent-style-name="Standard" style:list-style-name="L4">
      <style:text-properties officeooo:rsid="001a8c6a" officeooo:paragraph-rsid="001a8c6a"/>
    </style:style>
    <style:style style:name="P12" style:family="paragraph" style:parent-style-name="Standard" style:list-style-name="L4">
      <style:text-properties officeooo:rsid="001bb50a" officeooo:paragraph-rsid="001bb50a"/>
    </style:style>
    <style:style style:name="P13" style:family="paragraph" style:parent-style-name="Standard" style:list-style-name="L4">
      <style:text-properties officeooo:rsid="001ddad6" officeooo:paragraph-rsid="001ddad6"/>
    </style:style>
    <style:style style:name="P14" style:family="paragraph" style:parent-style-name="Standard" style:list-style-name="L4">
      <style:text-properties officeooo:rsid="001fd37e" officeooo:paragraph-rsid="001fd37e"/>
    </style:style>
    <style:style style:name="P15" style:family="paragraph" style:parent-style-name="Standard" style:list-style-name="L4">
      <style:text-properties officeooo:rsid="00216748" officeooo:paragraph-rsid="00216748"/>
    </style:style>
    <style:style style:name="P16" style:family="paragraph" style:parent-style-name="Standard" style:list-style-name="L4">
      <style:text-properties officeooo:rsid="00247f13" officeooo:paragraph-rsid="00247f13"/>
    </style:style>
    <style:style style:name="P17" style:family="paragraph" style:parent-style-name="Standard" style:list-style-name="L4">
      <style:text-properties officeooo:rsid="002582ad" officeooo:paragraph-rsid="002582ad"/>
    </style:style>
    <style:style style:name="P18" style:family="paragraph" style:parent-style-name="Standard" style:list-style-name="L4">
      <style:text-properties officeooo:rsid="00271b62" officeooo:paragraph-rsid="00271b62"/>
    </style:style>
    <style:style style:name="P19" style:family="paragraph" style:parent-style-name="Standard" style:list-style-name="L5">
      <style:text-properties officeooo:rsid="00273b99" officeooo:paragraph-rsid="00273b99"/>
    </style:style>
    <style:style style:name="P20" style:family="paragraph" style:parent-style-name="Standard" style:list-style-name="L5">
      <style:text-properties officeooo:rsid="002974ba" officeooo:paragraph-rsid="002974ba"/>
    </style:style>
    <style:style style:name="P21" style:family="paragraph" style:parent-style-name="Standard" style:list-style-name="L5">
      <style:text-properties officeooo:rsid="0029a49b" officeooo:paragraph-rsid="0029a49b"/>
    </style:style>
    <style:style style:name="P22" style:family="paragraph" style:parent-style-name="Standard" style:list-style-name="L5">
      <style:text-properties officeooo:rsid="002b73c6" officeooo:paragraph-rsid="002b73c6"/>
    </style:style>
    <style:style style:name="P23" style:family="paragraph" style:parent-style-name="Standard" style:list-style-name="L5">
      <style:text-properties officeooo:rsid="002d70d6" officeooo:paragraph-rsid="002d70d6"/>
    </style:style>
    <style:style style:name="P24" style:family="paragraph" style:parent-style-name="Standard" style:list-style-name="L5">
      <style:text-properties officeooo:rsid="0032f315" officeooo:paragraph-rsid="0032f315"/>
    </style:style>
    <style:style style:name="P25" style:family="paragraph" style:parent-style-name="Standard" style:list-style-name="L5">
      <style:text-properties officeooo:rsid="0033f7b1" officeooo:paragraph-rsid="0033f7b1"/>
    </style:style>
    <style:style style:name="P26" style:family="paragraph" style:parent-style-name="Standard" style:list-style-name="L5">
      <style:text-properties officeooo:rsid="0034eef4" officeooo:paragraph-rsid="0034eef4"/>
    </style:style>
    <style:style style:name="P27" style:family="paragraph" style:parent-style-name="Standard" style:list-style-name="L5">
      <style:text-properties officeooo:rsid="0034eef4" officeooo:paragraph-rsid="0036a56a"/>
    </style:style>
    <style:style style:name="P28" style:family="paragraph" style:parent-style-name="Standard" style:list-style-name="L5">
      <style:text-properties style:font-name="Liberation Serif1" officeooo:rsid="003733cb" officeooo:paragraph-rsid="003733cb" fo:background-color="#fff200"/>
    </style:style>
    <style:style style:name="P29" style:family="paragraph" style:parent-style-name="Standard" style:list-style-name="L6">
      <style:text-properties style:font-name="Liberation Serif1" officeooo:rsid="004f0896" officeooo:paragraph-rsid="004f0896" fo:background-color="#fff200"/>
    </style:style>
    <style:style style:name="P30" style:family="paragraph" style:parent-style-name="Standard" style:list-style-name="L5">
      <style:text-properties style:font-name="Liberation Serif1" officeooo:rsid="003b0838" officeooo:paragraph-rsid="003b0838" fo:background-color="transparent" style:font-name-asian="Liberation Serif1" style:font-name-complex="Liberation Serif1"/>
    </style:style>
    <style:style style:name="P31" style:family="paragraph" style:parent-style-name="Standard" style:list-style-name="L6">
      <style:text-properties style:font-name="Liberation Serif1" officeooo:rsid="0040a131" officeooo:paragraph-rsid="0040a131"/>
    </style:style>
    <style:style style:name="P32" style:family="paragraph" style:parent-style-name="Standard" style:list-style-name="L6">
      <style:text-properties style:font-name="Liberation Serif1" officeooo:rsid="004ce289" officeooo:paragraph-rsid="004ce289"/>
    </style:style>
    <style:style style:name="P33" style:family="paragraph" style:parent-style-name="Standard" style:list-style-name="L6">
      <style:text-properties style:font-name="Liberation Serif1" officeooo:rsid="004d2f58" officeooo:paragraph-rsid="004d2f58"/>
    </style:style>
    <style:style style:name="P34" style:family="paragraph" style:parent-style-name="Standard" style:list-style-name="L6">
      <style:text-properties style:font-name="Liberation Serif1" officeooo:rsid="004f0896" officeooo:paragraph-rsid="004f0896"/>
    </style:style>
    <style:style style:name="P35" style:family="paragraph" style:parent-style-name="Standard" style:list-style-name="L7">
      <style:text-properties style:font-name="Liberation Serif1" fo:font-weight="normal" officeooo:rsid="005baf3c" officeooo:paragraph-rsid="005baf3c" style:font-weight-asian="normal" style:font-weight-complex="normal"/>
    </style:style>
    <style:style style:name="P36" style:family="paragraph" style:parent-style-name="Standard" style:list-style-name="L7">
      <style:text-properties style:font-name="Liberation Serif1" fo:font-weight="normal" officeooo:rsid="005ce13f" officeooo:paragraph-rsid="005ce13f" style:font-weight-asian="normal" style:font-weight-complex="normal"/>
    </style:style>
    <style:style style:name="P37" style:family="paragraph" style:parent-style-name="Standard" style:list-style-name="L7">
      <style:text-properties style:font-name="Liberation Serif1" fo:font-weight="normal" officeooo:rsid="0060ac72" officeooo:paragraph-rsid="0060ac72" style:font-weight-asian="normal" style:font-weight-complex="normal"/>
    </style:style>
    <style:style style:name="P38" style:family="paragraph" style:parent-style-name="Standard" style:list-style-name="L1">
      <style:text-properties officeooo:rsid="000f3306" officeooo:paragraph-rsid="003b0838" fo:background-color="transparent"/>
    </style:style>
    <style:style style:name="P39" style:family="paragraph" style:parent-style-name="Standard" style:list-style-name="L5">
      <style:text-properties officeooo:rsid="00383119" officeooo:paragraph-rsid="00383119" fo:background-color="transparent"/>
    </style:style>
    <style:style style:name="P40" style:family="paragraph" style:parent-style-name="Standard" style:list-style-name="L5">
      <style:text-properties officeooo:rsid="0038cc25" officeooo:paragraph-rsid="0038cc25" fo:background-color="transparent"/>
    </style:style>
    <style:style style:name="P41" style:family="paragraph" style:parent-style-name="Standard" style:list-style-name="L5">
      <style:text-properties officeooo:rsid="003a7640" officeooo:paragraph-rsid="003a7640" fo:background-color="transparent"/>
    </style:style>
    <style:style style:name="P42" style:family="paragraph" style:parent-style-name="Standard" style:list-style-name="L5">
      <style:text-properties officeooo:rsid="003b0838" officeooo:paragraph-rsid="003b0838"/>
    </style:style>
    <style:style style:name="P43" style:family="paragraph" style:parent-style-name="Standard" style:list-style-name="L6">
      <style:text-properties officeooo:rsid="003cd859" officeooo:paragraph-rsid="003cd859"/>
    </style:style>
    <style:style style:name="P44" style:family="paragraph" style:parent-style-name="Standard" style:list-style-name="L6">
      <style:text-properties officeooo:rsid="003f043b" officeooo:paragraph-rsid="003f043b"/>
    </style:style>
    <style:style style:name="P45" style:family="paragraph" style:parent-style-name="Standard" style:list-style-name="L6">
      <style:text-properties officeooo:rsid="0040a131" officeooo:paragraph-rsid="0040a131"/>
    </style:style>
    <style:style style:name="P46" style:family="paragraph" style:parent-style-name="Standard" style:list-style-name="L6">
      <style:text-properties officeooo:rsid="004487b9" officeooo:paragraph-rsid="004487b9"/>
    </style:style>
    <style:style style:name="P47" style:family="paragraph" style:parent-style-name="Standard" style:list-style-name="L6">
      <style:text-properties officeooo:rsid="00477de7" officeooo:paragraph-rsid="00477de7"/>
    </style:style>
    <style:style style:name="P48" style:family="paragraph" style:parent-style-name="Standard" style:list-style-name="L6">
      <style:text-properties officeooo:rsid="00483e7a" officeooo:paragraph-rsid="00483e7a"/>
    </style:style>
    <style:style style:name="P49" style:family="paragraph" style:parent-style-name="Standard" style:list-style-name="L6">
      <style:text-properties officeooo:rsid="004afa06" officeooo:paragraph-rsid="004afa06"/>
    </style:style>
    <style:style style:name="P50" style:family="paragraph" style:parent-style-name="Standard" style:list-style-name="L6">
      <style:text-properties officeooo:rsid="004d2f58" officeooo:paragraph-rsid="004d2f58"/>
    </style:style>
    <style:style style:name="P51" style:family="paragraph" style:parent-style-name="Standard" style:list-style-name="L7">
      <style:text-properties officeooo:rsid="004f5826" officeooo:paragraph-rsid="004f5826"/>
    </style:style>
    <style:style style:name="P52" style:family="paragraph" style:parent-style-name="Standard" style:list-style-name="L7">
      <style:text-properties officeooo:rsid="005120c9" officeooo:paragraph-rsid="005120c9"/>
    </style:style>
    <style:style style:name="P53" style:family="paragraph" style:parent-style-name="Standard" style:list-style-name="L7">
      <style:text-properties officeooo:rsid="0052f69f" officeooo:paragraph-rsid="0052f69f"/>
    </style:style>
    <style:style style:name="P54" style:family="paragraph" style:parent-style-name="Standard" style:list-style-name="L7">
      <style:text-properties officeooo:rsid="0057c938" officeooo:paragraph-rsid="0057c938"/>
    </style:style>
    <style:style style:name="P55" style:family="paragraph" style:parent-style-name="Standard" style:list-style-name="L7">
      <style:text-properties officeooo:rsid="0057eca1" officeooo:paragraph-rsid="0057eca1"/>
    </style:style>
    <style:style style:name="P56" style:family="paragraph" style:parent-style-name="Standard" style:list-style-name="L7">
      <style:text-properties fo:font-weight="normal" officeooo:rsid="0059ad1d" officeooo:paragraph-rsid="0059ad1d" style:font-weight-asian="normal" style:font-weight-complex="normal"/>
    </style:style>
    <style:style style:name="P57" style:family="paragraph" style:parent-style-name="Standard" style:list-style-name="L7">
      <style:text-properties officeooo:rsid="005baf3c" officeooo:paragraph-rsid="005baf3c"/>
    </style:style>
    <style:style style:name="P58" style:family="paragraph" style:parent-style-name="Standard" style:list-style-name="L7">
      <style:text-properties style:font-name="Liberation Serif" fo:font-weight="normal" officeooo:rsid="005baf3c" officeooo:paragraph-rsid="005baf3c" style:font-weight-asian="normal" style:font-weight-complex="normal"/>
    </style:style>
    <style:style style:name="P59" style:family="paragraph" style:parent-style-name="Standard" style:list-style-name="L8">
      <style:text-properties officeooo:rsid="00645bcb" officeooo:paragraph-rsid="00645bcb"/>
    </style:style>
    <style:style style:name="P60" style:family="paragraph" style:parent-style-name="Standard" style:list-style-name="L8">
      <style:text-properties officeooo:rsid="00655584" officeooo:paragraph-rsid="00655584"/>
    </style:style>
    <style:style style:name="P61" style:family="paragraph" style:parent-style-name="Standard" style:list-style-name="L8">
      <style:text-properties officeooo:rsid="0066b770" officeooo:paragraph-rsid="0066b770"/>
    </style:style>
    <style:style style:name="P62" style:family="paragraph" style:parent-style-name="Standard" style:list-style-name="L8">
      <style:text-properties officeooo:rsid="00676656" officeooo:paragraph-rsid="00676656"/>
    </style:style>
    <style:style style:name="P63" style:family="paragraph" style:parent-style-name="Standard" style:list-style-name="L8">
      <style:text-properties officeooo:rsid="0067b84c" officeooo:paragraph-rsid="0067b84c"/>
    </style:style>
    <style:style style:name="P64" style:family="paragraph" style:parent-style-name="Standard" style:list-style-name="L8">
      <style:text-properties officeooo:rsid="00682e94" officeooo:paragraph-rsid="00682e94"/>
    </style:style>
    <style:style style:name="P65" style:family="paragraph" style:parent-style-name="Standard" style:list-style-name="L8">
      <style:text-properties officeooo:rsid="0069979a" officeooo:paragraph-rsid="0069a21a"/>
    </style:style>
    <style:style style:name="P66" style:family="paragraph" style:parent-style-name="Standard" style:list-style-name="L8">
      <style:text-properties officeooo:rsid="0069979a" officeooo:paragraph-rsid="0069979a"/>
    </style:style>
    <style:style style:name="P67" style:family="paragraph" style:parent-style-name="Standard" style:list-style-name="L8">
      <style:text-properties officeooo:rsid="0069a21a" officeooo:paragraph-rsid="0069a21a"/>
    </style:style>
    <style:style style:name="P68" style:family="paragraph" style:parent-style-name="Standard" style:list-style-name="L8">
      <style:text-properties officeooo:rsid="006cbf92" officeooo:paragraph-rsid="006cbf92"/>
    </style:style>
    <style:style style:name="P69" style:family="paragraph" style:parent-style-name="Standard" style:list-style-name="L8">
      <style:text-properties officeooo:rsid="006def90" officeooo:paragraph-rsid="006def90"/>
    </style:style>
    <style:style style:name="P70" style:family="paragraph" style:parent-style-name="Standard" style:list-style-name="L8">
      <style:text-properties officeooo:rsid="006f6649" officeooo:paragraph-rsid="006f6649"/>
    </style:style>
    <style:style style:name="P71" style:family="paragraph" style:parent-style-name="Standard" style:list-style-name="L8">
      <style:text-properties officeooo:rsid="0070fbc0" officeooo:paragraph-rsid="0070fbc0"/>
    </style:style>
    <style:style style:name="P72" style:family="paragraph" style:parent-style-name="Standard" style:list-style-name="L8">
      <style:text-properties officeooo:rsid="00730762" officeooo:paragraph-rsid="00730762"/>
    </style:style>
    <style:style style:name="P73" style:family="paragraph" style:parent-style-name="Standard" style:list-style-name="L9">
      <style:text-properties officeooo:rsid="0074e40b" officeooo:paragraph-rsid="0074e40b"/>
    </style:style>
    <style:style style:name="P74" style:family="paragraph" style:parent-style-name="Standard" style:list-style-name="L9">
      <style:text-properties officeooo:rsid="00775b57" officeooo:paragraph-rsid="00775b57"/>
    </style:style>
    <style:style style:name="P75" style:family="paragraph" style:parent-style-name="Standard" style:list-style-name="L9">
      <style:text-properties officeooo:rsid="00788247" officeooo:paragraph-rsid="00788247"/>
    </style:style>
    <style:style style:name="P76" style:family="paragraph" style:parent-style-name="Standard" style:list-style-name="L9">
      <style:text-properties officeooo:rsid="007a83b6" officeooo:paragraph-rsid="007a83b6"/>
    </style:style>
    <style:style style:name="P77" style:family="paragraph" style:parent-style-name="Standard" style:list-style-name="L9">
      <style:text-properties officeooo:rsid="007be524" officeooo:paragraph-rsid="007be524"/>
    </style:style>
    <style:style style:name="P78" style:family="paragraph" style:parent-style-name="Standard" style:list-style-name="L9">
      <style:text-properties officeooo:rsid="007c9064" officeooo:paragraph-rsid="007c9064"/>
    </style:style>
    <style:style style:name="P79" style:family="paragraph" style:parent-style-name="Standard" style:list-style-name="L9">
      <style:text-properties officeooo:rsid="007d2750" officeooo:paragraph-rsid="007d2750"/>
    </style:style>
    <style:style style:name="P80" style:family="paragraph" style:parent-style-name="Standard" style:list-style-name="L9">
      <style:text-properties fo:font-style="normal" officeooo:rsid="007d5d30" officeooo:paragraph-rsid="007d5d30" style:font-style-asian="normal" style:font-style-complex="normal"/>
    </style:style>
    <style:style style:name="P81" style:family="paragraph" style:parent-style-name="Standard" style:list-style-name="L10">
      <style:text-properties officeooo:rsid="007f8ad7" officeooo:paragraph-rsid="007f8ad7"/>
    </style:style>
    <style:style style:name="P82" style:family="paragraph" style:parent-style-name="Standard" style:list-style-name="L10">
      <style:text-properties officeooo:rsid="0080ae0c" officeooo:paragraph-rsid="0080ae0c"/>
    </style:style>
    <style:style style:name="P83" style:family="paragraph" style:parent-style-name="Standard" style:list-style-name="L10">
      <style:text-properties officeooo:rsid="00827f7a" officeooo:paragraph-rsid="00827f7a"/>
    </style:style>
    <style:style style:name="P84" style:family="paragraph" style:parent-style-name="Standard" style:list-style-name="L10">
      <style:text-properties officeooo:rsid="0082d011" officeooo:paragraph-rsid="0082d011"/>
    </style:style>
    <style:style style:name="P85" style:family="paragraph" style:parent-style-name="Standard" style:list-style-name="L10">
      <style:text-properties officeooo:rsid="0083d481" officeooo:paragraph-rsid="0083d481"/>
    </style:style>
    <style:style style:name="P86" style:family="paragraph" style:parent-style-name="Standard" style:list-style-name="L11">
      <style:text-properties officeooo:rsid="0084b70a" officeooo:paragraph-rsid="0084b70a"/>
    </style:style>
    <style:style style:name="P87" style:family="paragraph" style:parent-style-name="Standard" style:list-style-name="L11">
      <style:text-properties officeooo:rsid="0085442a" officeooo:paragraph-rsid="0085442a"/>
    </style:style>
    <style:style style:name="P88" style:family="paragraph" style:parent-style-name="Standard" style:list-style-name="L11">
      <style:text-properties officeooo:rsid="00856617" officeooo:paragraph-rsid="00856617"/>
    </style:style>
    <style:style style:name="T1" style:family="text">
      <style:text-properties officeooo:rsid="0010dcec"/>
    </style:style>
    <style:style style:name="T2" style:family="text">
      <style:text-properties officeooo:rsid="001a8c6a"/>
    </style:style>
    <style:style style:name="T3" style:family="text">
      <style:text-properties officeooo:rsid="001bb50a"/>
    </style:style>
    <style:style style:name="T4" style:family="text">
      <style:text-properties style:font-name="Liberation Serif" fo:font-size="12pt" officeooo:rsid="001bb50a" style:font-size-asian="12pt" style:font-size-complex="12pt"/>
    </style:style>
    <style:style style:name="T5" style:family="text">
      <style:text-properties style:font-name="Liberation Serif" fo:font-size="12pt" fo:font-style="normal" fo:font-weight="normal" officeooo:rsid="001bb50a" style:font-size-asian="12pt" style:font-style-asian="normal" style:font-weight-asian="normal" style:font-size-complex="12pt"/>
    </style:style>
    <style:style style:name="T6" style:family="text">
      <style:text-properties style:font-name="Liberation Serif" fo:font-size="12pt" fo:font-style="normal" fo:font-weight="normal" officeooo:rsid="001da668" style:font-size-asian="12pt" style:font-style-asian="normal" style:font-weight-asian="normal" style:font-size-complex="12pt"/>
    </style:style>
    <style:style style:name="T7" style:family="text">
      <style:text-properties style:font-name="Liberation Serif" officeooo:rsid="001fd37e" style:font-name-asian="Noto Sans CJK SC Regular" style:font-name-complex="Lohit Devanagari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officeooo:rsid="001fd37e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1fd37e" style:font-name-asian="Liberation Serif1" style:font-name-complex="Liberation Serif1"/>
    </style:style>
    <style:style style:name="T12" style:family="text">
      <style:text-properties style:font-name="Liberation Serif1" officeooo:rsid="003b0838" style:font-name-asian="Liberation Serif1" style:font-name-complex="Liberation Serif1"/>
    </style:style>
    <style:style style:name="T13" style:family="text">
      <style:text-properties style:font-name="Liberation Serif1" officeooo:rsid="0036a56a"/>
    </style:style>
    <style:style style:name="T14" style:family="text">
      <style:text-properties style:font-name="Liberation Serif1" officeooo:rsid="003b0838"/>
    </style:style>
    <style:style style:name="T15" style:family="text">
      <style:text-properties style:font-name="Liberation Serif1" fo:background-color="transparent" loext:char-shading-value="0" style:font-name-asian="Liberation Serif1" style:font-name-complex="Liberation Serif1"/>
    </style:style>
    <style:style style:name="T16" style:family="text">
      <style:text-properties style:font-name="Liberation Serif1" officeooo:rsid="003c3aaf" fo:background-color="transparent" loext:char-shading-value="0" style:font-name-asian="Liberation Serif1" style:font-name-complex="Liberation Serif1"/>
    </style:style>
    <style:style style:name="T17" style:family="text">
      <style:text-properties style:font-name="Liberation Serif1" officeooo:rsid="0042a0d0"/>
    </style:style>
    <style:style style:name="T18" style:family="text">
      <style:text-properties style:font-name="Liberation Serif1" officeooo:rsid="004487b9"/>
    </style:style>
    <style:style style:name="T19" style:family="text">
      <style:text-properties style:font-name="Liberation Serif1" officeooo:rsid="004ce039"/>
    </style:style>
    <style:style style:name="T20" style:family="text">
      <style:text-properties style:font-name="Liberation Serif1" fo:font-weight="normal" style:font-weight-asian="normal" style:font-weight-complex="normal"/>
    </style:style>
    <style:style style:name="T21" style:family="text">
      <style:text-properties officeooo:rsid="00216748"/>
    </style:style>
    <style:style style:name="T22" style:family="text">
      <style:text-properties officeooo:rsid="00271b62"/>
    </style:style>
    <style:style style:name="T23" style:family="text">
      <style:text-properties officeooo:rsid="00273b99"/>
    </style:style>
    <style:style style:name="T24" style:family="text">
      <style:text-properties officeooo:rsid="002974ba"/>
    </style:style>
    <style:style style:name="T25" style:family="text">
      <style:text-properties officeooo:rsid="002ca966"/>
    </style:style>
    <style:style style:name="T26" style:family="text">
      <style:text-properties officeooo:rsid="0036a56a"/>
    </style:style>
    <style:style style:name="T27" style:family="text">
      <style:text-properties officeooo:rsid="003a7640"/>
    </style:style>
    <style:style style:name="T28" style:family="text">
      <style:text-properties officeooo:rsid="003b0838"/>
    </style:style>
    <style:style style:name="T29" style:family="text">
      <style:text-properties officeooo:rsid="003f043b"/>
    </style:style>
    <style:style style:name="T30" style:family="text">
      <style:text-properties officeooo:rsid="0040a131"/>
    </style:style>
    <style:style style:name="T31" style:family="text">
      <style:text-properties officeooo:rsid="0048528a"/>
    </style:style>
    <style:style style:name="T32" style:family="text">
      <style:text-properties officeooo:rsid="004ce039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62a185"/>
    </style:style>
    <style:style style:name="T36" style:family="text">
      <style:text-properties officeooo:rsid="00682e94"/>
    </style:style>
    <style:style style:name="T37" style:family="text">
      <style:text-properties officeooo:rsid="0069a21a"/>
    </style:style>
    <style:style style:name="T38" style:family="text">
      <style:text-properties officeooo:rsid="006b43a3"/>
    </style:style>
    <style:style style:name="T39" style:family="text">
      <style:text-properties officeooo:rsid="006f6649"/>
    </style:style>
    <style:style style:name="T40" style:family="text">
      <style:text-properties officeooo:rsid="0070fbc0"/>
    </style:style>
    <style:style style:name="T41" style:family="text">
      <style:text-properties officeooo:rsid="00730762"/>
    </style:style>
    <style:style style:name="T42" style:family="text">
      <style:text-properties officeooo:rsid="0074e40b"/>
    </style:style>
    <style:style style:name="T43" style:family="text">
      <style:text-properties officeooo:rsid="0075ed26"/>
    </style:style>
    <style:style style:name="T44" style:family="text">
      <style:text-properties officeooo:rsid="0078f07e"/>
    </style:style>
    <style:style style:name="T45" style:family="text">
      <style:text-properties officeooo:rsid="007c9064" fo:background-color="#fff200" loext:char-shading-value="0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7d2750" style:font-style-asian="normal" style:font-style-complex="normal"/>
    </style:style>
    <style:style style:name="T49" style:family="text">
      <style:text-properties officeooo:rsid="0081aa8e"/>
    </style:style>
    <style:style style:name="T50" style:family="text">
      <style:text-properties officeooo:rsid="0083d481"/>
    </style:style>
    <style:style style:name="T51" style:family="text">
      <style:text-properties officeooo:rsid="0086171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8 – Learning from Examples</text:p>
      <text:list xml:id="list2376668878" text:style-name="L1">
        <text:list-item>
          <text:p text:style-name="P2">Forms of Learning</text:p>
        </text:list-item>
      </text:list>
      <text:list xml:id="list1887379840" text:style-name="L2">
        <text:list-item>
          <text:p text:style-name="P3">Motivation – machine learning helps solve problems where the designers can’t anticipate all situations the agent might experience, <text:span text:style-name="T1">can’t anticipate changes in situations over time, and have no idea how to program the solution themselves.</text:span></text:p>
        </text:list-item>
        <text:list-item>
          <text:p text:style-name="P5">4 major factors for learning - </text:p>
          <text:list>
            <text:list-item>
              <text:p text:style-name="P5">which component of the agent is to be imp<text:span text:style-name="T31">ro</text:span>ved</text:p>
            </text:list-item>
            <text:list-item>
              <text:p text:style-name="P5">what prior knowledge the agent has</text:p>
            </text:list-item>
            <text:list-item>
              <text:p text:style-name="P5">what representation is used for the data and the components</text:p>
              <text:list>
                <text:list-item>
                  <text:p text:style-name="P5">factored representation – a vector of attribute values</text:p>
                </text:list-item>
              </text:list>
            </text:list-item>
            <text:list-item>
              <text:p text:style-name="P5">what feedback is available to learn from</text:p>
              <text:list>
                <text:list-item>
                  <text:p text:style-name="P4">Unsupervised Learning – an agent learns patterns in the input even though no explicit feedback is supplied.</text:p>
                </text:list-item>
                <text:list-item>
                  <text:p text:style-name="P4">Supervised Learning – an agent observes some input-output pairs and learns a function that maps from input to output.</text:p>
                </text:list-item>
                <text:list-item>
                  <text:p text:style-name="P4">Reinforcement Learning – an agent learns from a series of reinforcements (rewards or punishments)</text:p>
                </text:list-item>
              </text:list>
            </text:list-item>
          </text:list>
        </text:list-item>
      </text:list>
      <text:list xml:id="list104120996286992" text:continue-list="list2376668878" text:style-name="L1">
        <text:list-item>
          <text:p text:style-name="P2">Supervised Learning</text:p>
        </text:list-item>
      </text:list>
      <text:list xml:id="list353712672" text:style-name="L3">
        <text:list-item>
          <text:p text:style-name="P6">Given a training set where each output y was generated by an unknown function y = f(x), discover a function h that approximates the true function f.</text:p>
        </text:list-item>
        <text:list-item>
          <text:p text:style-name="P6">Learning is a search through the hypothesis space for a function h that generalizes well.</text:p>
          <text:list>
            <text:list-item>
              <text:p text:style-name="P6">A consistent hypothesis agrees with all of the data</text:p>
            </text:list-item>
          </text:list>
        </text:list-item>
        <text:list-item>
          <text:p text:style-name="P6">Classification – predicting output y that is one of a finite set of values</text:p>
        </text:list-item>
        <text:list-item>
          <text:p text:style-name="P6">Regression – predicting output y that is a number</text:p>
        </text:list-item>
        <text:list-item>
          <text:p text:style-name="P7">Ockham’s Razor – prefer the simplest hypothesis consistent with the data</text:p>
        </text:list-item>
        <text:list-item>
          <text:p text:style-name="P7">Main idea - <draw:frame draw:style-name="fr1" draw:name="Object1" text:anchor-type="as-char" svg:y="-0.152in" svg:width="2.4346in" svg:height="0.2984in" draw:z-index="0"><draw:object xlink:href="./Object 1" xlink:type="simple" xlink:show="embed" xlink:actuate="onLoad"/><draw:image xlink:href="./ObjectReplacements/Object 1" xlink:type="simple" xlink:show="embed" xlink:actuate="onLoad"/></draw:frame><text:s/>== <draw:frame draw:style-name="fr1" draw:name="Object2" text:anchor-type="as-char" svg:y="-0.152in" svg:width="1.6409in" svg:height="0.29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8">There is a tradeoff between the expressiveness of a hypothesis space and the complexity of finding a good hypothesis within that space</text:p>
        </text:list-item>
      </text:list>
      <text:list xml:id="list104119881180444" text:continue-list="list104120996286992" text:style-name="L1">
        <text:list-item>
          <text:p text:style-name="P2">Learning Decision Trees</text:p>
        </text:list-item>
      </text:list>
      <text:list xml:id="list3716404247" text:style-name="L4">
        <text:list-item>
          <text:p text:style-name="P10">Decision trees represent a function that takes as input a vector of attribute values and returns a single output value.</text:p>
        </text:list-item>
        <text:list-item>
          <text:p text:style-name="P10">Any function in propositional logic can be represented by a decision tree.</text:p>
        </text:list-item>
        <text:list-item>
          <text:p text:style-name="P10">We want a decision tree that is consistent with the examples and is as small as possible.</text:p>
        </text:list-item>
        <text:list-item>
          <text:p text:style-name="P10">Take a greedy divide <text:span text:style-name="T2">&amp; </text:span>conquer approach to learning the trees <text:span text:style-name="T2">(try to minimize tree depth)</text:span></text:p>
        </text:list-item>
        <text:list-item>
          <text:p text:style-name="P11">Binary classification DT learning algorithm cases:</text:p>
          <text:list>
            <text:list-item>
              <text:p text:style-name="P11">All remaining examples have the same label: we are done, answer yes or no</text:p>
            </text:list-item>
            <text:list-item>
              <text:p text:style-name="P11">Some positive and some negative examples: choose best attribute to split them</text:p>
            </text:list-item>
            <text:list-item>
              <text:p text:style-name="P11">No examples left: no example observed for this combination of attribute values, classify node as most frequent class among remaining examples</text:p>
            </text:list-item>
            <text:list-item>
              <text:p text:style-name="P11">No attributes left, but positive and negative examples remain: Noise in data, select class</text:p>
            </text:list-item>
          </text:list>
        </text:list-item>
        <text:list-item>
          <text:p text:style-name="P11">Use learning curves to monitor learning progress</text:p>
        </text:list-item>
        <text:list-item>
          <text:p text:style-name="P12">Entropy – a measure of the uncertainty of a random variable (gaining info reduces entropy)</text:p>
          <text:list>
            <text:list-item>
              <text:p text:style-name="P9"><text:span text:style-name="T3"><draw:frame draw:style-name="fr1" draw:name="Object3" text:anchor-type="as-char" svg:y="-0.1701in" svg:width="2.7453in" svg:height="0.3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where V is a</text:span><text:span text:style-name="T4"> RV and</text:span><text:span text:style-name="T5"><draw:frame draw:style-name="fr1" draw:name="Object4" text:anchor-type="as-char" svg:y="-0.1484in" svg:width="0.2193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is its values.</text:span></text:p>
            </text:list-item>
            <text:list-item>
              <text:p text:style-name="P13"><draw:frame draw:style-name="fr1" draw:name="Object6" text:anchor-type="as-char" svg:y="-0.2689in" svg:width="2.3165in" svg:height="0.437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12"><draw:frame draw:style-name="fr1" draw:name="Object5" text:anchor-type="as-char" svg:y="-0.152in" svg:width="2.3689in" svg:height="0.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</text:list>
        </text:list-item>
        <text:list-item>
          <text:p text:style-name="P13"><text:soft-page-break/>Overfitting – becomes more likely as the hypothesis space and the number of input attributes increases, and less likely as we increase the number of training examples.</text:p>
        </text:list-item>
        <text:list-item>
          <text:p text:style-name="P13">Pruning – technique to reduce overfitting by removing irrelevant nodes <text:span text:style-name="T9">(info gain </text:span><text:span text:style-name="T11">≈</text:span><text:span text:style-name="T7"> 0)</text:span></text:p>
          <text:list>
            <text:list-item>
              <text:p text:style-name="P14"><draw:frame draw:style-name="fr1" draw:name="Object7" text:anchor-type="as-char" svg:y="-0.172in" svg:width="0.8319in" svg:height="0.2075in" draw:z-index="6"><draw:object xlink:href="./Object 7" xlink:type="simple" xlink:show="embed" xlink:actuate="onLoad"/><draw:image xlink:href="./ObjectReplacements/Object 7" xlink:type="simple" xlink:show="embed" xlink:actuate="onLoad"/></draw:frame>- How <text:span text:style-name="T21">large of a gain should we require to split on an attribute?</text:span></text:p>
              <text:list>
                <text:list-item>
                  <text:p text:style-name="P15">Use statistical significance test to determine how likely it is to observe certain patterns in the samples assuming there are no underlying patterns.</text:p>
                </text:list-item>
                <text:list-item>
                  <text:p text:style-name="P15">We need to calculate the probability that, under the null hypothesis, a sample of size v = n + p would exhibit the observed deviation from the expected distribution of positive and negative examples.</text:p>
                </text:list-item>
                <text:list-item>
                  <text:p text:style-name="P15"><draw:frame draw:style-name="fr1" draw:name="Object9" text:anchor-type="as-char" svg:y="-0.2689in" svg:width="3.7335in" svg:height="0.418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  </text:list-item>
                <text:list-item>
                  <text:p text:style-name="P15"><draw:frame draw:style-name="fr1" draw:name="Object8" text:anchor-type="as-char" svg:y="-0.2925in" svg:width="2.8484in" svg:height="0.4661in" draw:z-index="7"><draw:object xlink:href="./Object 8" xlink:type="simple" xlink:show="embed" xlink:actuate="onLoad"/><draw:image xlink:href="./ObjectReplacements/Object 8" xlink:type="simple" xlink:show="embed" xlink:actuate="onLoad"/></draw:frame></text:p>
                </text:list-item>
                <text:list-item>
                  <text:p text:style-name="P16">The total deviation should follow the chi-squared distribution with n-1 DOF</text:p>
                </text:list-item>
              </text:list>
            </text:list-item>
          </text:list>
        </text:list-item>
        <text:list-item>
          <text:p text:style-name="P17">Potential Issues:</text:p>
          <text:list>
            <text:list-item>
              <text:p text:style-name="P17">Missing data – <text:span text:style-name="T22">what do we do about missing values?</text:span></text:p>
            </text:list-item>
            <text:list-item>
              <text:p text:style-name="P17">Multivalued attributes – <text:span text:style-name="T22">worst case = each example has a different attribute value</text:span></text:p>
            </text:list-item>
            <text:list-item>
              <text:p text:style-name="P17">Continuous &amp; integer-valued input attributes – <text:span text:style-name="T22">find a split point that gives the highest information gain (very expensive computation)</text:span></text:p>
            </text:list-item>
            <text:list-item>
              <text:p text:style-name="P18">Continuous-valued output attributes – we’ll need a regression tree, where each leaf node contains a linear function <text:span text:style-name="T23">using some subset of attributes as input.</text:span></text:p>
            </text:list-item>
          </text:list>
        </text:list-item>
      </text:list>
      <text:list xml:id="list104120883194976" text:continue-list="list104119881180444" text:style-name="L1">
        <text:list-item>
          <text:p text:style-name="P2">Evaluating and Choosing the Best Hypothesis</text:p>
        </text:list-item>
      </text:list>
      <text:list xml:id="list391491054" text:style-name="L5">
        <text:list-item>
          <text:p text:style-name="P19">We want a hypothesis that fits future data the best</text:p>
          <text:list>
            <text:list-item>
              <text:p text:style-name="P19">‘future data’ = we make the stationary assumption that the probability distribution of the examples does not change much. (examples are independent and identically distributed.)</text:p>
            </text:list-item>
            <text:list-item>
              <text:p text:style-name="P19">‘best’ = use error rate (proportion of mistakes made) to determine quality of hypothesis</text:p>
            </text:list-item>
            <text:list-item>
              <text:p text:style-name="P19">holdout cross-validation – train on 90% of data and test on the other 10%</text:p>
            </text:list-item>
            <text:list-item>
              <text:p text:style-name="P19">k-fold cross-validation – <text:span text:style-name="T24">split data into k subsets, perform k rounds of learning where on each round 1/k of data is used for testing. Avg score over k rounds is a better metric.</text:span></text:p>
            </text:list-item>
            <text:list-item>
              <text:p text:style-name="P20">Use a validation set if using data to tune hyperparameters</text:p>
            </text:list-item>
          </text:list>
        </text:list-item>
        <text:list-item>
          <text:p text:style-name="P21">Model selection – is the task of defining the hypothesis space, while optimization is the process of finding the best hypothesis within that space.</text:p>
        </text:list-item>
        <text:list-item>
          <text:p text:style-name="P22">Loss function – the amount of utility lost by predicting <draw:frame draw:style-name="fr1" draw:name="Object10" text:anchor-type="as-char" svg:y="-0.152in" svg:width="0.6335in" svg:height="0.2in" draw:z-index="9"><draw:object xlink:href="./Object 10" xlink:type="simple" xlink:show="embed" xlink:actuate="onLoad"/><draw:image xlink:href="./ObjectReplacements/Object 10" xlink:type="simple" xlink:show="embed" xlink:actuate="onLoad"/></draw:frame>when the correct answer is <draw:frame draw:style-name="fr1" draw:name="Object11" text:anchor-type="as-char" svg:y="-0.152in" svg:width="0.6272in" svg:height="0.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text:list>
            <text:list-item>
              <text:p text:style-name="P22"><draw:frame draw:style-name="fr1" draw:name="Object12" text:anchor-type="as-char" svg:y="-0.152in" svg:width="2.8764in" svg:height="0.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  <text:list-item>
              <text:p text:style-name="P22"><draw:frame draw:style-name="fr1" draw:name="Object13" text:anchor-type="as-char" svg:y="-0.152in" svg:width="1.328in" svg:height="0.21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  <text:list-item>
              <text:p text:style-name="P22"><draw:frame draw:style-name="fr1" draw:name="Object14" text:anchor-type="as-char" svg:y="-0.172in" svg:width="1.3063in" svg:height="0.232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  <text:list-item>
              <text:p text:style-name="P22"><draw:frame draw:style-name="fr1" draw:name="Object15" text:anchor-type="as-char" svg:y="-0.152in" svg:width="1.8866in" svg:height="0.33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25">okay for discrete-valued inputs</text:span></text:p>
            </text:list-item>
            <text:list-item>
              <text:p text:style-name="P23">Generalization Loss = <draw:frame draw:style-name="fr1" draw:name="Object16" text:anchor-type="as-char" svg:y="-0.1701in" svg:width="2.7693in" svg:height="0.34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text:list>
                <text:list-item>
                  <text:p text:style-name="P23">best hypothesis <draw:frame draw:style-name="fr1" draw:name="Object17" text:anchor-type="as-char" svg:y="-0.1571in" svg:width="1.7181in" svg:height="0.302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  </text:list-item>
              </text:list>
            </text:list-item>
            <text:list-item>
              <text:p text:style-name="P24">P(x,y) is not known so we estimate GenLoss with the empirical loss</text:p>
              <text:list>
                <text:list-item>
                  <text:p text:style-name="P24"><draw:frame draw:style-name="fr1" draw:name="Object18" text:anchor-type="as-char" svg:y="-0.2437in" svg:width="2.5728in" svg:height="0.421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  </text:list-item>
              </text:list>
            </text:list-item>
          </text:list>
        </text:list-item>
        <text:list-item>
          <text:p text:style-name="P25">4 reasons that our hypothesis may differ from the true function: unrealizability, variance, noise, and computational complexity</text:p>
        </text:list-item>
        <text:list-item>
          <text:p text:style-name="P26"><text:soft-page-break/><text:span text:style-name="T26">Regularization - </text:span>Let’s search for a hypothesis that directly minimizes the weighted sum of empirical loss and hypothesis complexity: <draw:frame draw:style-name="fr1" draw:name="Object19" text:anchor-type="as-char" svg:y="-0.152in" svg:width="2.8201in" svg:height="0.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list>
            <text:list-item>
              <text:p text:style-name="P27"><text:span text:style-name="T10">where λ becomes a hyperparameter </text:span><text:span text:style-name="T13">tuned on the validation set</text:span></text:p>
            </text:list-item>
          </text:list>
        </text:list-item>
        <text:list-item>
          <text:p text:style-name="P27"><text:span text:style-name="T13">Feature selection – discard attributes that appear to be irrelevant (Chi-squared pruning)</text:span><text:span text:style-name="T10"> </text:span></text:p>
          <text:list>
            <text:list-item>
              <text:p text:style-name="P28">Minimum description length: ??????</text:p>
            </text:list-item>
          </text:list>
        </text:list-item>
      </text:list>
      <text:list xml:id="list104120838493466" text:continue-list="list104120883194976" text:style-name="L1">
        <text:list-item>
          <text:p text:style-name="P38">The Theory of Learning</text:p>
        </text:list-item>
      </text:list>
      <text:list xml:id="list104120297955340" text:continue-list="list391491054" text:style-name="L5">
        <text:list-item>
          <text:p text:style-name="P39">Probably Approximately Correct(PAC) – any hypothesis that is seriously wrong will almost certainly be found out with high probability after a small number of examples, because it will make an incorrect prediction. Thus, any hypothesis that is consistent with a sufficiently large set of training examples is unlikely to be seriously wrong: that is, it must be PAC.</text:p>
          <text:list>
            <text:list-item>
              <text:p text:style-name="P40">Assumptions: Stationary distribution &amp; h() is deterministic and <text:span text:style-name="T27">known to be </text:span>in H</text:p>
            </text:list-item>
          </text:list>
        </text:list-item>
        <text:list-item>
          <text:p text:style-name="P41">Sample Complexity – If a learning algorithm returns a hypothesis that is consistent with <draw:frame draw:style-name="fr1" draw:name="Object20" text:anchor-type="as-char" svg:y="-0.2437in" svg:width="1.472in" svg:height="0.3437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28">examples, then with probability at least 1 – </text:span><text:span text:style-name="T14">δ, it has error </text:span><text:span text:style-name="T12">≤ ϵ</text:span></text:p>
          <text:list>
            <text:list-item>
              <text:p text:style-name="P30">We can restrict the search space by using prior knowledge, ignoring complex hypothesis, and only exploring subsets of the search space.</text:p>
            </text:list-item>
          </text:list>
        </text:list-item>
        <text:list-item>
          <text:p text:style-name="P42"><text:span text:style-name="T15">Ex: </text:span><text:span text:style-name="T16">Learning Decision Lists (see book)</text:span></text:p>
        </text:list-item>
      </text:list>
      <text:list xml:id="list104119793517834" text:continue-list="list104120838493466" text:style-name="L1">
        <text:list-item>
          <text:p text:style-name="P2">Regression and Classification with Linear Models</text:p>
        </text:list-item>
      </text:list>
      <text:list xml:id="list991490449" text:style-name="L6">
        <text:list-item>
          <text:p text:style-name="P43">Univariate Linear Regression – <text:span text:style-name="T29">(line fitting) simply adjust weights to minimize loss</text:span></text:p>
          <text:list>
            <text:list-item>
              <text:p text:style-name="P44">If loss equations have no closed-form solution, use local-search optimization</text:p>
            </text:list-item>
          </text:list>
        </text:list-item>
        <text:list-item>
          <text:p text:style-name="P44">Gradient Descent – <text:span text:style-name="T30">continuously adjust function weights so as to minimize loss</text:span></text:p>
          <text:list>
            <text:list-item>
              <text:p text:style-name="P45">step size – parameter <text:span text:style-name="T10">α (learning rate) that determines how much to adjust weights</text:span></text:p>
            </text:list-item>
            <text:list-item>
              <text:p text:style-name="P31">batch-GD – 1 step along the gradient per N examples. Guaranteed convergence.</text:p>
            </text:list-item>
            <text:list-item>
              <text:p text:style-name="P31">stochastic-GD – 1 step along the gradient per example. Not guaranteed to converge with a fixed learning rate, but can use simulated annealing on α to fix this.</text:p>
            </text:list-item>
          </text:list>
        </text:list-item>
        <text:list-item>
          <text:p text:style-name="P45"><text:span text:style-name="T10">Multivariate Linear Regression – </text:span><text:span text:style-name="T17">extension of univariate lin. reg. where vectors are input</text:span></text:p>
          <text:list>
            <text:list-item>
              <text:p text:style-name="P45"><text:span text:style-name="T17"><draw:frame draw:style-name="fr1" draw:name="Object21" text:anchor-type="as-char" svg:y="-0.172in" svg:width="2.2244in" svg:height="0.340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8">and </text:span><text:span text:style-name="T18"><draw:frame draw:style-name="fr1" draw:name="Object23" text:anchor-type="as-char" svg:y="-0.1701in" svg:width="2.9717in" svg:height="0.3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  </text:list-item>
            <text:list-item>
              <text:p text:style-name="P46"><text:span text:style-name="T17">N</text:span><text:span text:style-name="T10">ormal Equation Method - </text:span><draw:frame draw:style-name="fr1" draw:name="Object22" text:anchor-type="as-char" svg:y="-0.172in" svg:width="2.1835in" svg:height="0.2193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32">(</text:span><text:span text:style-name="T19">set gradient to 0 and solve for weights)</text:span></text:p>
            </text:list-item>
            <text:list-item>
              <text:p text:style-name="P47"><text:span text:style-name="T10">For regularization, let </text:span><text:span text:style-name="T10"><draw:frame draw:style-name="fr1" draw:name="Object24" text:anchor-type="as-char" svg:y="-0.172in" svg:width="2.3217in" svg:height="0.340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    <text:list>
                <text:list-item>
                  <text:p text:style-name="P47"><text:span text:style-name="T10"><draw:frame draw:style-name="fr1" draw:name="Object25" text:anchor-type="as-char" svg:y="-0.1484in" svg:width="0.2319in" svg:height="0.209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0">regularization provides sparse models (discards attributes it deems irrelevant)</text:span></text:p>
                </text:list-item>
                <text:list-item>
                  <text:p text:style-name="P48"><text:span text:style-name="T10"><draw:frame draw:style-name="fr1" draw:name="Object26" text:anchor-type="as-char" svg:y="-0.1484in" svg:width="0.2319in" svg:height="0.20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0">regularization requires log(N) examples(</text:span><text:span text:style-name="T10"><draw:frame draw:style-name="fr1" draw:name="Object27" text:anchor-type="as-char" svg:y="-0.1484in" svg:width="0.2327in" svg:height="0.209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0">requires N)</text:span></text:p>
                </text:list-item>
                <text:list-item>
                  <text:p text:style-name="P49"><text:span text:style-name="T10"><draw:frame draw:style-name="fr1" draw:name="Object28" text:anchor-type="as-char" svg:y="-0.1484in" svg:width="0.2327in" svg:height="0.209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0">regularization is rotationally variant and</text:span><text:span text:style-name="T10"><draw:frame draw:style-name="fr1" draw:name="Object29" text:anchor-type="as-char" svg:y="-0.1484in" svg:width="0.2319in" svg:height="0.209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0">is not.</text:span></text:p>
                </text:list-item>
              </text:list>
            </text:list-item>
          </text:list>
        </text:list-item>
        <text:list-item>
          <text:p text:style-name="P49"><text:span text:style-name="T10">We can do classification by turning a fit line into a decision boundary and using a threshold function: </text:span><text:span text:style-name="T10"><draw:frame draw:style-name="fr1" draw:name="Object30" text:anchor-type="as-char" svg:y="-0.152in" svg:width="4.7626in" svg:height="0.2134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<text:list>
            <text:list-item>
              <text:p text:style-name="P32">Can use the same gradient descent update rule as linear regression</text:p>
            </text:list-item>
            <text:list-item>
              <text:p text:style-name="P33">Since this threshold is discontinuous and non-differentiable, we need a softer threshold</text:p>
              <text:list>
                <text:list-item>
                  <text:p text:style-name="P50"><text:span text:style-name="T10">So we use the logistic function:</text:span><text:span text:style-name="T10"><draw:frame draw:style-name="fr1" draw:name="Object31" text:anchor-type="as-char" svg:y="-0.2437in" svg:width="2.2417in" svg:height="0.4165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        <text:list>
                    <text:list-item>
                      <text:p text:style-name="P34">now the output is the probability of belonging to a cla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Logistic Regression - fitting weights to the logistic function. Do so with gradient descent.</text:p>
          <text:list>
            <text:list-item>
              <text:p text:style-name="P34">Gradient descent works the same but substitute in the new hypothesis function</text:p>
            </text:list-item>
            <text:list-item>
              <text:p text:style-name="P29"><draw:frame draw:style-name="fr1" draw:name="Object53" text:anchor-type="as-char" svg:y="-0.152in" svg:width="3.7228in" svg:height="0.2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</text:list-item>
          </text:list>
        </text:list-item>
      </text:list>
      <text:list xml:id="list104119719671318" text:continue-list="list104119793517834" text:style-name="L1">
        <text:list-item>
          <text:p text:style-name="P2">Artificial Neural Networks</text:p>
        </text:list-item>
      </text:list>
      <text:list xml:id="list964920154" text:style-name="L7">
        <text:list-item>
          <text:p text:style-name="P51"><text:span text:style-name="T42">Artificial neural networks</text:span> are composed of nodes connected by directed links. </text:p>
          <text:list>
            <text:list-item>
              <text:p text:style-name="P51">A link from node i to node j serves to propagate the activation<draw:frame draw:style-name="fr1" draw:name="Object32" text:anchor-type="as-char" svg:y="-0.1484in" svg:width="0.198in" svg:height="0.209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from i to j. </text:p>
            </text:list-item>
            <text:list-item>
              <text:p text:style-name="P51"><text:soft-page-break/>Each link also has a weight <draw:frame draw:style-name="fr1" draw:name="Object33" text:anchor-type="as-char" svg:y="-0.1484in" svg:width="0.3228in" svg:height="0.209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associated with it, which determines the strength and sign of the connection. </text:p>
            </text:list-item>
            <text:list-item>
              <text:p text:style-name="P52">Each unit j first computes a weighted sum of its inputs: <draw:frame draw:style-name="fr1" draw:name="Object34" text:anchor-type="as-char" svg:y="-0.2807in" svg:width="1.0165in" svg:height="0.4484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</text:list-item>
            <text:list-item>
              <text:p text:style-name="P52">Apply an activation function g to the sum to get the output: <draw:frame draw:style-name="fr1" draw:name="Object35" text:anchor-type="as-char" svg:y="-0.2807in" svg:width="1.7516in" svg:height="0.4484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  <text:list>
                <text:list-item>
                  <text:p text:style-name="P53">hard threshold = perceptron and soft threshold = sigmoid perceptron</text:p>
                </text:list-item>
              </text:list>
            </text:list-item>
          </text:list>
        </text:list-item>
        <text:list-item>
          <text:p text:style-name="P53">Feed-forward network – has connections only in one direction. No state other than weights.</text:p>
        </text:list-item>
        <text:list-item>
          <text:p text:style-name="P53">Recurrent network – feeds outputs back into its own inputs. (Short term memory)</text:p>
        </text:list-item>
        <text:list-item>
          <text:p text:style-name="P54">Multilayer networks - </text:p>
          <text:list>
            <text:list-item>
              <text:p text:style-name="P55">when there are multiple outputs treat them collectively as an output vector <text:span text:style-name="T33">y</text:span></text:p>
            </text:list-item>
            <text:list-item>
              <text:p text:style-name="P55"><text:span text:style-name="T34">the error at the output layer</text:span><text:span text:style-name="T34"><draw:frame draw:style-name="fr1" draw:name="Object36" text:anchor-type="as-char" svg:y="-0.1484in" svg:width="0.5008in" svg:height="0.2091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4">needs to be propagated back to the hidden layers</text:span></text:p>
            </text:list-item>
          </text:list>
        </text:list-item>
        <text:list-item>
          <text:p text:style-name="P56">Backpropagation – emerges directly from the derivation of the overall error gradient</text:p>
          <text:list>
            <text:list-item>
              <text:p text:style-name="P57"><text:span text:style-name="T34">Compute the </text:span><text:span text:style-name="T20">Δ</text:span><text:span text:style-name="T8"> values for the output units, using the observed error</text:span></text:p>
            </text:list-item>
            <text:list-item>
              <text:p text:style-name="P58">Starting with output layer, repeat the following for each layer in the network, until the earliest hidden layer is reached:</text:p>
              <text:list>
                <text:list-item>
                  <text:p text:style-name="P57"><text:span text:style-name="T8">Propagate the </text:span><text:span text:style-name="T20">Δ values back to the previous layer</text:span></text:p>
                </text:list-item>
                <text:list-item>
                  <text:p text:style-name="P35">Update the weights between the two layers</text:p>
                </text:list-item>
              </text:list>
            </text:list-item>
            <text:list-item>
              <text:p text:style-name="P36">See algorithm and derivation in book (page 734)</text:p>
            </text:list-item>
          </text:list>
        </text:list-item>
        <text:list-item>
          <text:p text:style-name="P37">We can choose network architecture based on the cross-validation performance</text:p>
          <text:list>
            <text:list-item>
              <text:p text:style-name="P37">If we consider networks that are not fully connected, then the search space is very large</text:p>
            </text:list-item>
            <text:list-item>
              <text:p text:style-name="P37">Can use the optimal brain damage algorithm, where connections and units are dropped such that the model’s performance is unaffected</text:p>
            </text:list-item>
            <text:list-item>
              <text:p text:style-name="P37">Can also use a tiling algorithm, where <text:span text:style-name="T35">recursively the unit that satisfies the most examples is added to the network</text:span></text:p>
            </text:list-item>
          </text:list>
        </text:list-item>
      </text:list>
      <text:list xml:id="list104119914607436" text:continue-list="list104119719671318" text:style-name="L1">
        <text:list-item>
          <text:p text:style-name="P2">Nonparametric Models</text:p>
        </text:list-item>
      </text:list>
      <text:list xml:id="list4156851678" text:style-name="L8">
        <text:list-item>
          <text:p text:style-name="P59">Parametric Model - a learning model that summarizes data with a set of parameters of fixed size (independent of the number of training examples)</text:p>
        </text:list-item>
        <text:list-item>
          <text:p text:style-name="P60">Nonparametric Model – one that cannot be characterized by a bounded set of parameters</text:p>
          <text:list>
            <text:list-item>
              <text:p text:style-name="P61">Instance/memory-based learning – hypothesis retains all of the training examples and uses them to make predictions. Simplest example: a lookup table</text:p>
            </text:list-item>
          </text:list>
        </text:list-item>
        <text:list-item>
          <text:p text:style-name="P61">K-nearest neighbors – given a table and a query <draw:frame draw:style-name="fr1" draw:name="Object37" text:anchor-type="as-char" svg:y="-0.1484in" svg:width="0.2327in" svg:height="0.209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find the k examples nearest to <draw:frame draw:style-name="fr1" draw:name="Object38" text:anchor-type="as-char" svg:y="-0.1484in" svg:width="0.2327in" svg:height="0.2091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text:list>
            <text:list-item>
              <text:p text:style-name="P62">to do classification, we find the k-nearest neighbors and choose the most frequent class</text:p>
              <text:list>
                <text:list-item>
                  <text:p text:style-name="P62">avoid ties by always choosing an odd k</text:p>
                </text:list-item>
              </text:list>
            </text:list-item>
            <text:list-item>
              <text:p text:style-name="P62">cross-validation can select the best value of k</text:p>
            </text:list-item>
            <text:list-item>
              <text:p text:style-name="P63">Distances measured with the Minkowski distance: <draw:frame draw:style-name="fr1" draw:name="Object39" text:anchor-type="as-char" svg:y="-0.2862in" svg:width="2.0189in" svg:height="0.4543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  <text:list>
                <text:list-item>
                  <text:p text:style-name="P63">where p = 2 = Euclidean distance, p = 1 = Manhattan distance, and for boolean attribute values the # of attributes where two points differ is the Hamming distance</text:p>
                </text:list-item>
              </text:list>
            </text:list-item>
            <text:list-item>
              <text:p text:style-name="P63">We must apply normalization <text:span text:style-name="T36">to the dimensions </text:span>if we want <text:span text:style-name="T36">consistent neighbors</text:span></text:p>
              <text:list>
                <text:list-item>
                  <text:p text:style-name="P64">with mean <draw:frame draw:style-name="fr1" draw:name="Object40" text:anchor-type="as-char" svg:y="-0.0827in" svg:width="0.2098in" svg:height="0.1429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and std. dev. <draw:frame draw:style-name="fr1" draw:name="Object41" text:anchor-type="as-char" svg:y="-0.089in" svg:width="0.2193in" svg:height="0.1492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let <draw:frame draw:style-name="fr1" draw:name="Object42" text:anchor-type="as-char" svg:y="-0.1484in" svg:width="0.2917in" svg:height="0.2091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become <draw:frame draw:style-name="fr1" draw:name="Object43" text:anchor-type="as-char" svg:y="-0.152in" svg:width="0.8917in" svg:height="0.2134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    </text:list-item>
                <text:list-item>
                  <text:p text:style-name="P64">or use the Mahalanobis distance which factors in covariance between dimensions</text:p>
                </text:list-item>
              </text:list>
            </text:list-item>
            <text:list-item>
              <text:p text:style-name="P65"><text:span text:style-name="T37">k-d trees - </text:span>use<text:span text:style-name="T38">d</text:span> for O(log N) lookups. <text:span text:style-name="T37">See algorithm in book (page 739)</text:span></text:p>
              <text:list>
                <text:list-item>
                  <text:p text:style-name="P67">only really useful when we have <draw:frame draw:style-name="fr1" draw:name="Object44" text:anchor-type="as-char" svg:y="-0.172in" svg:width="0.2146in" svg:height="0.2075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examples compared to n dimensions</text:p>
                </text:list-item>
              </text:list>
            </text:list-item>
            <text:list-item>
              <text:p text:style-name="P67">locality-sensitive hashing – Idea: try to get neighbors to hash into the same bin</text:p>
              <text:list>
                <text:list-item>
                  <text:p text:style-name="P68">the probability of points sharing a hash value needs to be high for near points</text:p>
                </text:list-item>
                <text:list-item>
                  <text:p text:style-name="P69"><text:soft-page-break/>the trick is to create multiple hash tables using different random projections (random subset of bit-string representations) and combine them <text:span text:style-name="T39">using the union op</text:span></text:p>
                </text:list-item>
              </text:list>
            </text:list-item>
          </text:list>
        </text:list-item>
        <text:list-item>
          <text:p text:style-name="P66">Curse of dimensionality – Data points appear more like outliers in higher dimensions</text:p>
        </text:list-item>
        <text:list-item>
          <text:p text:style-name="P70">Nonparametric Regression – <text:span text:style-name="T40">can simply “connect the dots” when noise is low</text:span></text:p>
          <text:list>
            <text:list-item>
              <text:p text:style-name="P71">Locally weighted regression – Idea: at each point<draw:frame draw:style-name="fr1" draw:name="Object45" text:anchor-type="as-char" svg:y="-0.1484in" svg:width="0.2244in" svg:height="0.2091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the examples close to it are weighted heavily and the ones far from it are weighted lightly or not at all</text:p>
              <text:list>
                <text:list-item>
                  <text:p text:style-name="P71">We decide the weight with a kernel<text:span text:style-name="T41">(proximity) </text:span>function <draw:frame draw:style-name="fr1" draw:name="Object46" text:anchor-type="as-char" svg:y="-0.152in" svg:width="1.4516in" svg:height="0.2134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    </text:list-item>
                <text:list-item>
                  <text:p text:style-name="P72">For a query point <draw:frame draw:style-name="fr1" draw:name="Object47" text:anchor-type="as-char" svg:y="-0.1484in" svg:width="0.2244in" svg:height="0.2091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we solve <draw:frame draw:style-name="fr1" draw:name="Object48" text:anchor-type="as-char" svg:y="-0.172in" svg:width="3.2839in" svg:height="0.3402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42">where the answer is </text:span><text:span text:style-name="T42"><draw:frame draw:style-name="fr1" draw:name="Object49" text:anchor-type="as-char" svg:y="-0.172in" svg:width="0.9583in" svg:height="0.2327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      </text:list-item>
              </text:list>
            </text:list-item>
          </text:list>
        </text:list-item>
      </text:list>
      <text:list xml:id="list104119243521158" text:continue-list="list104119914607436" text:style-name="L1">
        <text:list-item>
          <text:p text:style-name="P2">Support Vector Machines</text:p>
        </text:list-item>
      </text:list>
      <text:list xml:id="list2488807254" text:style-name="L9">
        <text:list-item>
          <text:p text:style-name="P73">SVMs construct a max margin sep<text:span text:style-name="T43">arator(generalizes well), can embed data into higher-dimensional spaces using the kernel-trick(can explore more hypotheses), and are a nonparametric method(retain training examples).</text:span></text:p>
        </text:list-item>
        <text:list-item>
          <text:p text:style-name="P74">Minimize expected generalization loss instead of expected empirical loss</text:p>
          <text:list>
            <text:list-item>
              <text:p text:style-name="P75">the separator is defined as: <draw:frame draw:style-name="fr1" draw:name="Object50" text:anchor-type="as-char" svg:y="-0.1484in" svg:width="1.0957in" svg:height="0.1937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44">and we can search the space of w and b w/ G.D. to find the params that maximize the margin and correctly classify all examples.</text:span></text:p>
            </text:list-item>
            <text:list-item>
              <text:p text:style-name="P76">Can also solve as a quadratic programming problem using the “dual representation” </text:p>
            </text:list-item>
          </text:list>
        </text:list-item>
        <text:list-item>
          <text:p text:style-name="P77">If data is not linearly-separable try to map it to dimensions that are <text:span text:style-name="T45">(HOW?)</text:span></text:p>
          <text:list>
            <text:list-item>
              <text:p text:style-name="P78">us<text:span text:style-name="T51">e</text:span> a kernel function on the input and substitute into a learning algorithm</text:p>
            </text:list-item>
            <text:list-item>
              <text:p text:style-name="P78">Mercer’s theorem – any reasonable (matrix <draw:frame draw:style-name="fr1" draw:name="Object51" text:anchor-type="as-char" svg:y="-0.152in" svg:width="1.1126in" svg:height="0.2134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is positive definite) kernel function corresponds to <text:span text:style-name="T46">some </text:span><text:span text:style-name="T47">feature space</text:span><text:span text:style-name="T48">(w</text:span><text:span text:style-name="T47">hich can be very large</text:span><text:span text:style-name="T48">).</text:span></text:p>
              <text:list>
                <text:list-item>
                  <text:p text:style-name="P79"><text:span text:style-name="T47">Polynomial kernel </text:span><text:span text:style-name="T47"><draw:frame draw:style-name="fr1" draw:name="Object52" text:anchor-type="as-char" svg:y="-0.172in" svg:width="1.598in" svg:height="0.2327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7">has feature space exponential in d</text:span></text:p>
                </text:list-item>
              </text:list>
            </text:list-item>
          </text:list>
        </text:list-item>
        <text:list-item>
          <text:p text:style-name="P80">Kernel trick – plug kernels(mapping algorithms) into learning algorithm and linear separators can be found efficiently in feature spaces with billions+ dimensions</text:p>
          <text:list>
            <text:list-item>
              <text:p text:style-name="P80">can use a soft margin to allow (but penalize) some incorrectly classified examples</text:p>
            </text:list-item>
            <text:list-item>
              <text:p text:style-name="P80">works on any algorithm that can be reformulated to work on dot products of ex pairs</text:p>
            </text:list-item>
          </text:list>
        </text:list-item>
      </text:list>
      <text:list xml:id="list104121226302976" text:continue-list="list104119243521158" text:style-name="L1">
        <text:list-item>
          <text:p text:style-name="P2">Ensemble Learning</text:p>
        </text:list-item>
      </text:list>
      <text:list xml:id="list3386485176" text:style-name="L10">
        <text:list-item>
          <text:p text:style-name="P81">Idea: combine the predictions of a collection/ensemble of hypothesis from the search space</text:p>
          <text:list>
            <text:list-item>
              <text:p text:style-name="P81">works best when hypotheses are different enough to reduce correlation between errors</text:p>
            </text:list-item>
            <text:list-item>
              <text:p text:style-name="P82">allows us to learn a more expressive class of hypotheses</text:p>
            </text:list-item>
          </text:list>
        </text:list-item>
        <text:list-item>
          <text:p text:style-name="P82">Boosting – start with a weighted training set, then learn a hypothesis, then increase (decrease) the weights of <text:span text:style-name="T49">incorrectly (correctly) classified examples, then learn a new hypotheses. Repeat this K times. <text:s/>The final hypothesis is a weighted-majority combination of all K hypothesis, each weighted according to its performance on the training set.</text:span></text:p>
          <text:list>
            <text:list-item>
              <text:p text:style-name="P83">AdaBoost – if learning algorithm is a weak learner (better than random), then AdaBoost will reach 100% on the training set for large enough K.</text:p>
            </text:list-item>
            <text:list-item>
              <text:p text:style-name="P84">Predictions actually improve as the ensemble hypothesis gets more complex!</text:p>
              <text:list>
                <text:list-item>
                  <text:p text:style-name="P84">Boosting might approximate Bayesian learning (optimal learning algorithm)</text:p>
                </text:list-item>
              </text:list>
            </text:list-item>
          </text:list>
        </text:list-item>
        <text:list-item>
          <text:p text:style-name="P84"><text:span text:style-name="T50">If</text:span> the data are not independent and normally distributed, <text:span text:style-name="T50">try an online learning algorithm with </text:span>a randomized weighted majority algorithm <text:span text:style-name="T50">(see page 752) to select a hypothesis</text:span></text:p>
          <text:list>
            <text:list-item>
              <text:p text:style-name="P85">technique: no-regret learning</text:p>
            </text:list-item>
          </text:list>
        </text:list-item>
      </text:list>
      <text:list xml:id="list104120952551226" text:continue-list="list104121226302976" text:style-name="L1">
        <text:list-item>
          <text:p text:style-name="P2">Practical Machine Learning</text:p>
        </text:list-item>
      </text:list>
      <text:list xml:id="list2148346260" text:style-name="L11">
        <text:list-item>
          <text:p text:style-name="P86">Case Study: Handwritten Digit recognition</text:p>
          <text:list>
            <text:list-item>
              <text:p text:style-name="P87">3-nearest-neighbors: is slow and needs a lot of memory (error=2.4%)</text:p>
            </text:list-item>
            <text:list-item>
              <text:p text:style-name="P87">single-hidden-layer neural net (300 hidden units) – (error=1.6%)</text:p>
            </text:list-item>
            <text:list-item>
              <text:p text:style-name="P87">specialized neural net (LeNet) – (error=0.9%)</text:p>
            </text:list-item>
            <text:list-item>
              <text:p text:style-name="P87">boosted neural net – (error=0.7%)</text:p>
            </text:list-item>
            <text:list-item>
              <text:p text:style-name="P87"><text:soft-page-break/>support vector machine – (error=1.1%)</text:p>
            </text:list-item>
            <text:list-item>
              <text:p text:style-name="P87">virtual(specialized) svm – best algorithm so far(error=0.56%)</text:p>
            </text:list-item>
            <text:list-item>
              <text:p text:style-name="P87">Shape matching – 3-nearest-neighbors with a smarter distance algorithm (error=0.63%)</text:p>
            </text:list-item>
          </text:list>
        </text:list-item>
        <text:list-item>
          <text:p text:style-name="P87">Case Study: Word senses and house prices - </text:p>
        </text:list-item>
        <text:list-item>
          <text:p text:style-name="P88">Decision trees are generally good when there are a lot of discrete features and many of them may be irrelevant</text:p>
        </text:list-item>
        <text:list-item>
          <text:p text:style-name="P88">Nonparametric methods are generally good when we have a lot of data but no prior knowledge, and we don’t want to worry about choosing the correct features. </text:p>
        </text:list-item>
      </text:list>
      <text:list xml:id="list104119780927550" text:continue-list="list104120952551226" text:style-name="L1">
        <text:list-item>
          <text:p text:style-name="P2">Summary, et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00:35.641544329</meta:creation-date>
    <dc:date>2019-01-24T10:41:19.074224029</dc:date>
    <meta:editing-duration>PT8H30M49S</meta:editing-duration>
    <meta:editing-cycles>29</meta:editing-cycles>
    <meta:generator>LibreOffice/6.0.7.3$Linux_X86_64 LibreOffice_project/00m0$Build-3</meta:generator>
    <meta:document-statistic meta:table-count="0" meta:image-count="0" meta:object-count="53" meta:page-count="6" meta:paragraph-count="179" meta:word-count="2385" meta:character-count="14290" meta:non-whitespace-character-count="12177"/>
  </office:meta>
</office:document-meta>
</file>

<file path=Object 1/content.xml><?xml version="1.0" encoding="utf-8"?>
<math xmlns="http://www.w3.org/1998/Math/MathML" display="block">
  <semantics>
    <mrow>
      <mi mathvariant="italic">best</mi>
      <mrow>
        <mi mathvariant="italic">hypothesis</mi>
        <mo stretchy="false">=</mo>
        <munder>
          <mi mathvariant="italic">argmax</mi>
          <mrow>
            <mi>h</mi>
            <mo stretchy="false">∈</mo>
            <mi>H</mi>
          </mrow>
        </munder>
      </mrow>
      <mi>P</mi>
      <mrow>
        <mo fence="true" stretchy="false">(</mo>
        <mrow>
          <mrow>
            <mi>h</mi>
            <mo stretchy="false">|</mo>
            <mi mathvariant="italic">data</mi>
          </mrow>
        </mrow>
        <mo fence="true" stretchy="false">)</mo>
      </mrow>
    </mrow>
    <annotation encoding="StarMath 5.0">best hypothesis = argmax csub{h in H } P(h mline data)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over accent="true">
          <mi>y</mi>
          <mo stretchy="false">^</mo>
        </mover>
      </mrow>
    </mrow>
    <annotation encoding="StarMath 5.0">h( x)=hat y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f( x)=y</annotation>
  </semantics>
</math>
</file>

<file path=Object 12/content.xml><?xml version="1.0" encoding="utf-8"?>
<math xmlns="http://www.w3.org/1998/Math/MathML" display="block">
  <semantics>
    <mrow>
      <mi mathvariant="italic">Loss</mi>
      <mrow>
        <mrow>
          <mo fence="true" stretchy="false">(</mo>
          <mrow>
            <mrow>
              <mi>x</mi>
              <mi>,</mi>
              <mi>y</mi>
              <mi>,</mi>
              <mover accent="true">
                <mi>y</mi>
                <mo stretchy="false">^</mo>
              </mover>
            </mrow>
          </mrow>
          <mo fence="true" stretchy="false">)</mo>
        </mrow>
        <mo stretchy="false">=</mo>
        <mi mathvariant="italic">Utility</mi>
      </mrow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−</mo>
        <mi mathvariant="italic">Utility</mi>
      </mrow>
      <mrow>
        <mo fence="true" stretchy="false">(</mo>
        <mrow>
          <mrow>
            <mover accent="true">
              <mi>y</mi>
              <mo stretchy="false">^</mo>
            </mover>
            <mo stretchy="false">|</mo>
            <mi>x</mi>
          </mrow>
        </mrow>
        <mo fence="true" stretchy="false">)</mo>
      </mrow>
    </mrow>
    <annotation encoding="StarMath 5.0">Loss( x,y,hat y )=Utility(y mline x) - Utility( hat y mline x )</annotation>
  </semantics>
</math>
</file>

<file path=Object 13/content.xml><?xml version="1.0" encoding="utf-8"?>
<math xmlns="http://www.w3.org/1998/Math/MathML" display="block">
  <semantics>
    <mrow>
      <msub>
        <mi>L</mi>
        <mn>1</mn>
      </msub>
      <mrow>
        <mrow>
          <mo fence="true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stretchy="false">)</mo>
        </mrow>
        <mo stretchy="false">=</mo>
        <mrow>
          <mo fence="true" stretchy="false">(</mo>
          <mrow>
            <mrow>
              <mo stretchy="false">|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|</mo>
            </mrow>
          </mrow>
          <mo fence="true" stretchy="false">)</mo>
        </mrow>
      </mrow>
    </mrow>
    <annotation encoding="StarMath 5.0">L_{ 1 }(y,hat y) =  ( mline y - hat y mline) </annotation>
  </semantics>
</math>
</file>

<file path=Object 14/content.xml><?xml version="1.0" encoding="utf-8"?>
<math xmlns="http://www.w3.org/1998/Math/MathML" display="block">
  <semantics>
    <mrow>
      <msub>
        <mi>L</mi>
        <mn>2</mn>
      </msub>
      <mrow>
        <mrow>
          <mo fence="true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i>y</mi>
                <mo stretchy="false">−</mo>
                <mover accent="true">
                  <mi>y</mi>
                  <mo stretchy="false">^</mo>
                </mover>
              </mrow>
            </mrow>
            <mo fence="true" stretchy="false">)</mo>
          </mrow>
          <mn>2</mn>
        </msup>
      </mrow>
    </mrow>
    <annotation encoding="StarMath 5.0">L_{ 2 }( y, hat y ) = ( y - hat y )^{2} </annotation>
  </semantics>
</math>
</file>

<file path=Object 15/content.xml><?xml version="1.0" encoding="utf-8"?>
<math xmlns="http://www.w3.org/1998/Math/MathML" display="block">
  <semantics>
    <mrow>
      <msub>
        <mi>L</mi>
        <mfrac bevelled="true">
          <mn>0</mn>
          <mn>1</mn>
        </mfrac>
      </msub>
      <mrow>
        <mrow>
          <mo fence="true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stretchy="false">)</mo>
        </mrow>
        <mo stretchy="false">=</mo>
        <mn>0</mn>
      </mrow>
      <mi mathvariant="italic">if</mi>
      <mrow>
        <mi>y</mi>
        <mo stretchy="false">=</mo>
        <mover accent="true">
          <mi>y</mi>
          <mo stretchy="false">^</mo>
        </mover>
      </mrow>
      <mi>,</mi>
      <mi mathvariant="italic">else</mi>
      <mn>1</mn>
    </mrow>
    <annotation encoding="StarMath 5.0">L_{ 0 wideslash 1 }(y, hat y) = 0 if y = hat y, else 1 </annotation>
  </semantics>
</math>
</file>

<file path=Object 16/content.xml><?xml version="1.0" encoding="utf-8"?>
<math xmlns="http://www.w3.org/1998/Math/MathML" display="block">
  <semantics>
    <mrow>
      <msub>
        <mi mathvariant="italic">GenLoss</mi>
        <mi>L</mi>
      </msub>
      <mrow>
        <mrow>
          <mo fence="true" stretchy="false">(</mo>
          <mrow>
            <mi>h</mi>
          </mrow>
          <mo fence="true" stretchy="false">)</mo>
        </mrow>
        <mo stretchy="false">=</mo>
        <mrow>
          <munder>
            <mo stretchy="false">∑</mo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∈</mo>
              <mi>E</mi>
            </mrow>
          </munder>
          <mi>L</mi>
        </mrow>
      </mrow>
      <mrow>
        <mo fence="true" stretchy="false">(</mo>
        <mrow>
          <mrow>
            <mi>y</mi>
            <mi>,</mi>
            <mi>h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P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enLoss _{L}(h)=sum from {( x,y ) in E} L( y,h(x) )P( x,y ) </annotation>
  </semantics>
</math>
</file>

<file path=Object 17/content.xml><?xml version="1.0" encoding="utf-8"?>
<math xmlns="http://www.w3.org/1998/Math/MathML" display="block">
  <semantics>
    <mrow>
      <mrow>
        <msup>
          <mi>h</mi>
          <mrow/>
        </msup>
        <mo stretchy="false">=</mo>
        <munder>
          <mi mathvariant="italic">argmin</mi>
          <mrow>
            <mi>h</mi>
            <mo stretchy="false">∈</mo>
            <mi>H</mi>
          </mrow>
        </munder>
      </mrow>
      <msub>
        <mi mathvariant="italic">GenLoss</mi>
        <mi>L</mi>
      </msub>
      <mrow>
        <mo fence="true" stretchy="false">(</mo>
        <mrow>
          <mi>h</mi>
        </mrow>
        <mo fence="true" stretchy="false">)</mo>
      </mrow>
    </mrow>
    <annotation encoding="StarMath 5.0">h^{*} = argmin csub{h in H} GenLoss _L ( h )</annotation>
  </semantics>
</math>
</file>

<file path=Object 18/content.xml><?xml version="1.0" encoding="utf-8"?>
<math xmlns="http://www.w3.org/1998/Math/MathML" display="block">
  <semantics>
    <mrow>
      <msub>
        <mi mathvariant="italic">EmpLoss</mi>
        <mrow>
          <mi>L</mi>
          <mi>,</mi>
          <mi>E</mi>
        </mrow>
      </msub>
      <mrow>
        <mrow>
          <mo fence="true" stretchy="false">(</mo>
          <mrow>
            <mi>h</mi>
          </mrow>
          <mo fence="true" stretchy="false">)</mo>
        </mrow>
        <mo stretchy="false">=</mo>
        <mfrac>
          <mn>1</mn>
          <mi>N</mi>
        </mfrac>
      </mrow>
      <mrow>
        <munder>
          <mo stretchy="false">∑</mo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∈</mo>
            <mi>E</mi>
          </mrow>
        </munder>
        <mi>L</mi>
      </mrow>
      <mrow>
        <mo fence="true" stretchy="false">(</mo>
        <mrow>
          <mrow>
            <mi>y</mi>
            <mi>,</mi>
            <mi>h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EmpLoss _{L,E}(h)=1 over N sum from {( x,y ) in E} L( y,h(x) ) </annotation>
  </semantics>
</math>
</file>

<file path=Object 19/content.xml><?xml version="1.0" encoding="utf-8"?>
<math xmlns="http://www.w3.org/1998/Math/MathML" display="block">
  <semantics>
    <mrow>
      <mi mathvariant="italic">Cost</mi>
      <mrow>
        <mrow>
          <mo fence="true" stretchy="false">(</mo>
          <mrow>
            <mi>h</mi>
          </mrow>
          <mo fence="true" stretchy="false">)</mo>
        </mrow>
        <mo stretchy="false">=</mo>
        <mi mathvariant="italic">EmpLoss</mi>
      </mrow>
      <mrow>
        <mrow>
          <mo fence="true" stretchy="false">(</mo>
          <mrow>
            <mi>h</mi>
          </mrow>
          <mo fence="true" stretchy="false">)</mo>
        </mrow>
        <mo stretchy="false">+</mo>
        <mi>λ</mi>
      </mrow>
      <mi mathvariant="italic">Complexity</mi>
      <mrow>
        <mo fence="true" stretchy="false">(</mo>
        <mrow>
          <mi>h</mi>
        </mrow>
        <mo fence="true" stretchy="false">)</mo>
      </mrow>
    </mrow>
    <annotation encoding="StarMath 5.0">Cost(h)=EmpLoss( h) + %lambda  Complexity( h)</annotation>
  </semantics>
</math>
</file>

<file path=Object 2/content.xml><?xml version="1.0" encoding="utf-8"?>
<math xmlns="http://www.w3.org/1998/Math/MathML" display="block">
  <semantics>
    <mrow>
      <munder>
        <mi mathvariant="italic">argmax</mi>
        <mrow>
          <mi>h</mi>
          <mo stretchy="false">∈</mo>
          <mi>H</mi>
        </mrow>
      </munder>
      <mi>P</mi>
      <mrow>
        <mo fence="true" stretchy="false">(</mo>
        <mrow>
          <mrow>
            <mi mathvariant="italic">data</mi>
            <mo stretchy="false">|</mo>
            <mi>h</mi>
          </mrow>
        </mrow>
        <mo fence="true" stretchy="false">)</mo>
      </mrow>
      <mi>P</mi>
      <mrow>
        <mo fence="true" stretchy="false">(</mo>
        <mrow>
          <mi>h</mi>
        </mrow>
        <mo fence="true" stretchy="false">)</mo>
      </mrow>
    </mrow>
    <annotation encoding="StarMath 5.0">argmax csub{h in H } P(data mline h)P( h )</annotation>
  </semantics>
</math>
</file>

<file path=Object 20/content.xml><?xml version="1.0" encoding="utf-8"?>
<math xmlns="http://www.w3.org/1998/Math/MathML" display="block">
  <semantics>
    <mrow>
      <mfrac>
        <mn>1</mn>
        <mi>ϵ</mi>
      </mfrac>
      <mrow>
        <mrow>
          <mo fence="true" stretchy="false">(</mo>
          <mrow>
            <mrow>
              <mrow>
                <mi>ln</mi>
                <mrow>
                  <mrow>
                    <mo fence="true" stretchy="false">(</mo>
                    <mrow>
                      <mfrac>
                        <mn>1</mn>
                        <mi>δ</mi>
                      </mfrac>
                    </mrow>
                    <mo fence="true" stretchy="false">)</mo>
                  </mrow>
                  <mo stretchy="false">+</mo>
                  <mi>ln</mi>
                </mrow>
              </mrow>
              <mo stretchy="false">|</mo>
              <mi>H</mi>
              <mo stretchy="false">|</mo>
            </mrow>
          </mrow>
          <mo fence="true" stretchy="false">)</mo>
        </mrow>
        <mo stretchy="false">≤</mo>
        <mi>N</mi>
      </mrow>
    </mrow>
    <annotation encoding="StarMath 5.0">1 over %epsilon ( ln(1 over %delta)+ln mline H mline  ) &lt;= N </annotation>
  </semantics>
</math>
</file>

<file path=Object 21/content.xml><?xml version="1.0" encoding="utf-8"?>
<math xmlns="http://www.w3.org/1998/Math/MathML" display="block">
  <semantics>
    <mrow>
      <msub>
        <mi>h</mi>
        <mi mathvariant="italic">sw</mi>
      </msub>
      <mrow>
        <mrow>
          <mo fence="true" stretchy="false">(</mo>
          <mrow>
            <msub>
              <mi>x</mi>
              <mi>j</mi>
            </msub>
          </mrow>
          <mo fence="true" stretchy="false">)</mo>
        </mrow>
        <mo stretchy="false">=</mo>
        <mrow>
          <mi>w</mi>
          <mo stretchy="false">⋅</mo>
          <msub>
            <mi>x</mi>
            <mi>j</mi>
          </msub>
        </mrow>
        <mo stretchy="false">=</mo>
        <msup>
          <mi>w</mi>
          <mi>T</mi>
        </msup>
      </mrow>
      <mrow>
        <msub>
          <mi>x</mi>
          <mi>j</mi>
        </msub>
        <mo stretchy="false">=</mo>
        <mrow>
          <munder>
            <mo stretchy="false">∑</mo>
            <mi>i</mi>
          </munder>
          <msub>
            <mi>w</mi>
            <mi>i</mi>
          </msub>
        </mrow>
      </mrow>
      <msub>
        <mi>x</mi>
        <mrow>
          <mi>j</mi>
          <mi>,</mi>
          <mi>i</mi>
        </mrow>
      </msub>
    </mrow>
    <annotation encoding="StarMath 5.0">h_{ sw }( x_{j} ) = w cdot x_j = w^T x_j = sum from i w_i x_{j,i}</annotation>
  </semantics>
</math>
</file>

<file path=Object 22/content.xml><?xml version="1.0" encoding="utf-8"?>
<math xmlns="http://www.w3.org/1998/Math/MathML" display="block">
  <semantics>
    <mrow>
      <mi mathvariant="italic">optimal</mi>
      <mrow>
        <mi mathvariant="italic">weights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optimal weights = ( X^T X )^-1 X^T y</annotation>
  </semantics>
</math>
</file>

<file path=Object 23/content.xml><?xml version="1.0" encoding="utf-8"?>
<math xmlns="http://www.w3.org/1998/Math/MathML" display="block">
  <semantics>
    <mrow>
      <mi mathvariant="italic">optimal</mi>
      <mrow>
        <mi mathvariant="italic">weights</mi>
        <mo stretchy="false">=</mo>
        <munder>
          <mi mathvariant="italic">argmin</mi>
          <mi>w</mi>
        </munder>
      </mrow>
      <mrow>
        <munder>
          <mo stretchy="false">∑</mo>
          <mi>j</mi>
        </munder>
        <msub>
          <mi>L</mi>
          <mn>2</mn>
        </msub>
      </mrow>
      <mrow>
        <mo fence="true" stretchy="false">(</mo>
        <mrow>
          <mrow>
            <msub>
              <mi>y</mi>
              <mi>j</mi>
            </msub>
            <mi>,</mi>
            <msub>
              <mi>h</mi>
              <mi mathvariant="italic">sw</mi>
            </msub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row>
        <mo fence="true" stretchy="false">)</mo>
      </mrow>
    </mrow>
    <annotation encoding="StarMath 5.0">optimal weights = argmin csub{w} sum from j L_2 ( y_j , h_sw (x_j))</annotation>
  </semantics>
</math>
</file>

<file path=Object 24/content.xml><?xml version="1.0" encoding="utf-8"?>
<math xmlns="http://www.w3.org/1998/Math/MathML" display="block">
  <semantics>
    <mrow>
      <mi mathvariant="italic">Complexity</mi>
      <mrow>
        <mrow>
          <mo fence="true" stretchy="false">(</mo>
          <mrow>
            <msub>
              <mi>h</mi>
              <mi>w</mi>
            </msub>
          </mrow>
          <mo fence="true" stretchy="false">)</mo>
        </mrow>
        <mo stretchy="false">=</mo>
        <msub>
          <mi>L</mi>
          <mi>q</mi>
        </msub>
      </mrow>
      <mrow>
        <mrow>
          <mo fence="true" stretchy="false">(</mo>
          <mrow>
            <mi>w</mi>
          </mrow>
          <mo fence="true" stretchy="false">)</mo>
        </mrow>
        <mo stretchy="false">=</mo>
        <mrow>
          <munder>
            <mo stretchy="false">∑</mo>
            <mi>i</mi>
          </munder>
          <msup>
            <mrow>
              <mo fence="true" stretchy="false">|</mo>
              <mrow>
                <msub>
                  <mi>w</mi>
                  <mi>i</mi>
                </msub>
              </mrow>
              <mo fence="true" stretchy="false">|</mo>
            </mrow>
            <mi>q</mi>
          </msup>
        </mrow>
      </mrow>
    </mrow>
    <annotation encoding="StarMath 5.0">Complexity( h_w) = L_q( w)=sum from i lline w_i rline ^q </annotation>
  </semantics>
</math>
</file>

<file path=Object 25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26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27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28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29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3/content.xml><?xml version="1.0" encoding="utf-8"?>
<math xmlns="http://www.w3.org/1998/Math/MathML" display="block">
  <semantics>
    <mrow>
      <mrow>
        <mi mathvariant="italic">Entropy</mi>
        <mo stretchy="false">=</mo>
        <mi>H</mi>
      </mrow>
      <mrow>
        <mrow>
          <mo fence="true" stretchy="false">(</mo>
          <mrow>
            <mi>V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k</mi>
            </munder>
            <mi>P</mi>
          </mrow>
        </mrow>
      </mrow>
      <mrow>
        <mo fence="true" stretchy="false">(</mo>
        <mrow>
          <msub>
            <mi>v</mi>
            <mi>k</mi>
          </msub>
        </mrow>
        <mo fence="true" stretchy="false">)</mo>
      </mrow>
      <msub>
        <mi>log</mi>
        <mn>2</mn>
      </msub>
      <mi>P</mi>
      <mrow>
        <mo fence="true" stretchy="false">(</mo>
        <mrow>
          <msub>
            <mi>v</mi>
            <mi>k</mi>
          </msub>
        </mrow>
        <mo fence="true" stretchy="false">)</mo>
      </mrow>
    </mrow>
    <annotation encoding="StarMath 5.0">Entropy = H(V) = -sum from{k} P( v_{k} ) log_{2} P(v_{k}) </annotation>
  </semantics>
</math>
</file>

<file path=Object 30/content.xml><?xml version="1.0" encoding="utf-8"?>
<math xmlns="http://www.w3.org/1998/Math/MathML" display="block">
  <semantics>
    <mrow>
      <msub>
        <mi>h</mi>
        <mi>w</mi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italic">Threshold</mi>
      </mrow>
      <mrow>
        <mo fence="true" stretchy="false">(</mo>
        <mrow>
          <mrow>
            <mi>w</mi>
            <mo stretchy="false">⋅</mo>
            <mi>x</mi>
          </mrow>
        </mrow>
        <mo fence="true" stretchy="false">)</mo>
      </mrow>
      <mi mathvariant="italic">where</mi>
      <mi mathvariant="italic">Threshold</mi>
      <mrow>
        <mrow>
          <mo fence="true" stretchy="false">(</mo>
          <mrow>
            <mi>z</mi>
          </mrow>
          <mo fence="true" stretchy="false">)</mo>
        </mrow>
        <mo stretchy="false">=</mo>
        <mn>1</mn>
      </mrow>
      <mi mathvariant="italic">if</mi>
      <mrow>
        <mi>z</mi>
        <mo stretchy="false">≥</mo>
        <mn>0</mn>
      </mrow>
      <mi>,</mi>
      <mspace width="4em"/>
      <mn>0</mn>
      <mspace width="2em"/>
      <mi mathvariant="italic">otherwise</mi>
    </mrow>
    <annotation encoding="StarMath 5.0">h_w( x ) = Threshold (w cdot x ) where Threshold( z )=1 if z  &gt;= 0,~~ 0 ~otherwise </annotation>
  </semantics>
</math>
</file>

<file path=Object 31/content.xml><?xml version="1.0" encoding="utf-8"?>
<math xmlns="http://www.w3.org/1998/Math/MathML" display="block">
  <semantics>
    <mrow>
      <msub>
        <mi>h</mi>
        <mi>w</mi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italic">Logistic</mi>
      </mrow>
      <mrow>
        <mrow>
          <mo fence="true" stretchy="false">(</mo>
          <mrow>
            <mrow>
              <mi>w</mi>
              <mo stretchy="false">⋅</mo>
              <mi>x</mi>
            </mrow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i>w</mi>
                  <mo stretchy="false">⋅</mo>
                  <mi>x</mi>
                </mrow>
              </mrow>
            </msup>
          </mrow>
        </mfrac>
      </mrow>
    </mrow>
    <annotation encoding="StarMath 5.0">h_w(x)=Logistic( w cdot x ) = 1 over {1+e^-{w cdot x}}</annotation>
  </semantics>
</math>
</file>

<file path=Object 32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33/content.xml><?xml version="1.0" encoding="utf-8"?>
<math xmlns="http://www.w3.org/1998/Math/MathML" display="block">
  <semantics>
    <msub>
      <mi>w</mi>
      <mrow>
        <mi>i</mi>
        <mi>,</mi>
        <mi>j</mi>
      </mrow>
    </msub>
    <annotation encoding="StarMath 5.0">w_{i,j}</annotation>
  </semantics>
</math>
</file>

<file path=Object 34/content.xml><?xml version="1.0" encoding="utf-8"?>
<math xmlns="http://www.w3.org/1998/Math/MathML" display="block">
  <semantics>
    <mrow>
      <mi>i</mi>
      <mrow>
        <msub>
          <mi>n</mi>
          <mi>j</mi>
        </msub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w</mi>
            <mrow>
              <mi>i</mi>
              <mi>,</mi>
              <mi>j</mi>
            </mrow>
          </msub>
        </mrow>
      </mrow>
      <msub>
        <mi>a</mi>
        <mi>i</mi>
      </msub>
    </mrow>
    <annotation encoding="StarMath 5.0">i n_{j} = sum from i=0 to n w_{ i,j }a_i</annotation>
  </semantics>
</math>
</file>

<file path=Object 35/content.xml><?xml version="1.0" encoding="utf-8"?>
<math xmlns="http://www.w3.org/1998/Math/MathML" display="block">
  <semantics>
    <mrow>
      <mrow>
        <msub>
          <mi>a</mi>
          <mi>j</mi>
        </msub>
        <mo stretchy="false">=</mo>
        <mi>g</mi>
      </mrow>
      <mrow>
        <mrow>
          <mo fence="true" stretchy="false">(</mo>
          <mrow>
            <mrow>
              <mi>i</mi>
              <msub>
                <mi>n</mi>
                <mi>j</mi>
              </msub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b>
                <mi>w</mi>
                <mrow>
                  <mi>i</mi>
                  <mi>,</mi>
                  <mi>j</mi>
                </mrow>
              </msub>
            </mrow>
            <msub>
              <mi>a</mi>
              <mi>i</mi>
            </msub>
          </mrow>
        </mrow>
        <mo fence="true" stretchy="false">)</mo>
      </mrow>
    </mrow>
    <annotation encoding="StarMath 5.0">a_j=g( i n_j )=g( sum from i=0 to n w_{i,j}a_i )</annotation>
  </semantics>
</math>
</file>

<file path=Object 36/content.xml><?xml version="1.0" encoding="utf-8"?>
<math xmlns="http://www.w3.org/1998/Math/MathML" display="block">
  <semantics>
    <mrow>
      <mstyle mathvariant="bold">
        <mi>y</mi>
      </mstyle>
      <mo stretchy="false">−</mo>
      <mstyle mathvariant="bold">
        <msub>
          <mi>h</mi>
          <mi>w</mi>
        </msub>
      </mstyle>
    </mrow>
    <annotation encoding="StarMath 5.0">bold y - bold h_w</annotation>
  </semantics>
</math>
</file>

<file path=Object 37/content.xml><?xml version="1.0" encoding="utf-8"?>
<math xmlns="http://www.w3.org/1998/Math/MathML" display="block">
  <semantics>
    <mstyle mathvariant="bold">
      <msub>
        <mi>x</mi>
        <mi>q</mi>
      </msub>
    </mstyle>
    <annotation encoding="StarMath 5.0">bold x_q</annotation>
  </semantics>
</math>
</file>

<file path=Object 38/content.xml><?xml version="1.0" encoding="utf-8"?>
<math xmlns="http://www.w3.org/1998/Math/MathML" display="block">
  <semantics>
    <mstyle mathvariant="bold">
      <msub>
        <mi>x</mi>
        <mi>q</mi>
      </msub>
    </mstyle>
    <annotation encoding="StarMath 5.0">bold x_q</annotation>
  </semantics>
</math>
</file>

<file path=Object 39/content.xml><?xml version="1.0" encoding="utf-8"?>
<math xmlns="http://www.w3.org/1998/Math/MathML" display="block">
  <semantics>
    <mrow>
      <msup>
        <mi>L</mi>
        <mi>p</mi>
      </msup>
      <mrow>
        <mrow>
          <mo fence="true" stretchy="false">(</mo>
          <mrow>
            <mrow>
              <mstyle mathvariant="bold">
                <msub>
                  <mi>x</mi>
                  <mi>j</mi>
                </msub>
              </mstyle>
              <mi>,</mi>
              <mstyle mathvariant="bold">
                <msub>
                  <mi>x</mi>
                  <mi>q</mi>
                </msub>
              </mstyle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under>
                  <mo stretchy="false">∑</mo>
                  <mi>i</mi>
                </munder>
                <msup>
                  <mrow>
                    <mo fence="true" stretchy="false">|</mo>
                    <mrow>
                      <mrow>
                        <msub>
                          <mi>x</mi>
                          <mrow>
                            <mi>j</mi>
                            <mi>,</mi>
                            <mi>i</mi>
                          </mrow>
                        </msub>
                        <mo stretchy="false">−</mo>
                        <msub>
                          <mi>x</mi>
                          <mrow>
                            <mi>q</mi>
                            <mi>,</mi>
                            <mi>i</mi>
                          </mrow>
                        </msub>
                      </mrow>
                    </mrow>
                    <mo fence="true" stretchy="false">|</mo>
                  </mrow>
                  <mi>p</mi>
                </msup>
              </mrow>
            </mrow>
            <mo fence="true" stretchy="false">)</mo>
          </mrow>
          <mfrac>
            <mn>1</mn>
            <mi>p</mi>
          </mfrac>
        </msup>
      </mrow>
    </mrow>
    <annotation encoding="StarMath 5.0">L^p ( bold x_j,bold x_q )=( sum from i lline x_{j,i} - x_{q,i} rline^p )^{1 over p}</annotation>
  </semantics>
</math>
</file>

<file path=Object 4/content.xml><?xml version="1.0" encoding="utf-8"?>
<math xmlns="http://www.w3.org/1998/Math/MathML" display="block">
  <semantics>
    <msub>
      <mi>v</mi>
      <mi>k</mi>
    </msub>
    <annotation encoding="StarMath 5.0">v_{k} </annotation>
  </semantics>
</math>
</file>

<file path=Object 40/content.xml><?xml version="1.0" encoding="utf-8"?>
<math xmlns="http://www.w3.org/1998/Math/MathML" display="block">
  <semantics>
    <msub>
      <mi>μ</mi>
      <mi>i</mi>
    </msub>
    <annotation encoding="StarMath 5.0">%mu_i</annotation>
  </semantics>
</math>
</file>

<file path=Object 41/content.xml><?xml version="1.0" encoding="utf-8"?>
<math xmlns="http://www.w3.org/1998/Math/MathML" display="block">
  <semantics>
    <msub>
      <mi>σ</mi>
      <mi>i</mi>
    </msub>
    <annotation encoding="StarMath 5.0">%sigma_i</annotation>
  </semantics>
</math>
</file>

<file path=Object 42/content.xml><?xml version="1.0" encoding="utf-8"?>
<math xmlns="http://www.w3.org/1998/Math/MathML" display="block">
  <semantics>
    <msub>
      <mi>x</mi>
      <mrow>
        <mi>j</mi>
        <mi>,</mi>
        <mi>i</mi>
      </mrow>
    </msub>
    <annotation encoding="StarMath 5.0">x_{ j,i }</annotation>
  </semantics>
</math>
</file>

<file path=Object 4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row>
                <mi>i</mi>
                <mi>,</mi>
                <mi>j</mi>
              </mrow>
            </msub>
            <mo stretchy="false">−</mo>
            <msub>
              <mi>μ</mi>
              <mi>i</mi>
            </msub>
          </mrow>
        </mrow>
        <mo fence="true" stretchy="false">)</mo>
      </mrow>
      <mo stretchy="false">/</mo>
      <msub>
        <mi>σ</mi>
        <mi>i</mi>
      </msub>
    </mrow>
    <annotation encoding="StarMath 5.0">(x_{ i,j }- %mu_i )/%sigma_i</annotation>
  </semantics>
</math>
</file>

<file path=Object 44/content.xml><?xml version="1.0" encoding="utf-8"?>
<math xmlns="http://www.w3.org/1998/Math/MathML" display="block">
  <semantics>
    <msup>
      <mn>2</mn>
      <mi>n</mi>
    </msup>
    <annotation encoding="StarMath 5.0">2^n </annotation>
  </semantics>
</math>
</file>

<file path=Object 45/content.xml><?xml version="1.0" encoding="utf-8"?>
<math xmlns="http://www.w3.org/1998/Math/MathML" display="block">
  <semantics>
    <msub>
      <mi>x</mi>
      <mi>q</mi>
    </msub>
    <annotation encoding="StarMath 5.0">x_q</annotation>
  </semantics>
</math>
</file>

<file path=Object 46/content.xml><?xml version="1.0" encoding="utf-8"?>
<math xmlns="http://www.w3.org/1998/Math/MathML" display="block">
  <semantics>
    <mrow>
      <mi>K</mi>
      <mrow>
        <mo fence="true" stretchy="false">(</mo>
        <mrow>
          <mrow>
            <mi mathvariant="italic">Distance</mi>
            <mrow>
              <mo fence="true" stretchy="false">(</mo>
              <mrow>
                <mrow>
                  <msub>
                    <mi>x</mi>
                    <mi>j</mi>
                  </msub>
                  <mi>,</mi>
                  <msub>
                    <mi>x</mi>
                    <mi>q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K( Distance(x_j,x_q ))</annotation>
  </semantics>
</math>
</file>

<file path=Object 47/content.xml><?xml version="1.0" encoding="utf-8"?>
<math xmlns="http://www.w3.org/1998/Math/MathML" display="block">
  <semantics>
    <msub>
      <mi>x</mi>
      <mi>q</mi>
    </msub>
    <annotation encoding="StarMath 5.0">x_q</annotation>
  </semantics>
</math>
</file>

<file path=Object 48/content.xml><?xml version="1.0" encoding="utf-8"?>
<math xmlns="http://www.w3.org/1998/Math/MathML" display="block">
  <semantics>
    <mrow>
      <mrow>
        <mstyle mathvariant="bold">
          <msup>
            <mi>w</mi>
            <mi>'</mi>
          </msup>
        </mstyle>
        <mo stretchy="false">=</mo>
        <munder>
          <mi mathvariant="italic">argmin</mi>
          <mstyle mathvariant="bold">
            <mi>w</mi>
          </mstyle>
        </munder>
      </mrow>
      <mrow>
        <munder>
          <mo stretchy="false">∑</mo>
          <mi>j</mi>
        </munder>
        <mrow>
          <mi>K</mi>
          <mrow>
            <mo fence="true" stretchy="false">(</mo>
            <mrow>
              <mrow>
                <mi mathvariant="italic">Distance</mi>
                <mrow>
                  <mo fence="true" stretchy="false">(</mo>
                  <mrow>
                    <mrow>
                      <mstyle mathvariant="bold">
                        <msub>
                          <mi>x</mi>
                          <mi>q</mi>
                        </msub>
                      </mstyle>
                      <mi>,</mi>
                      <mstyle mathvariant="bold">
                        <msub>
                          <mi>x</mi>
                          <mi>j</mi>
                        </msub>
                      </mstyle>
                    </mrow>
                  </mrow>
                  <mo fence="true" stretchy="false">)</mo>
                </mrow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y</mi>
                    <mi>j</mi>
                  </msub>
                  <mo stretchy="false">−</mo>
                  <mrow>
                    <mstyle mathvariant="bold">
                      <mi>w</mi>
                    </mstyle>
                    <mo stretchy="false">⋅</mo>
                    <mstyle mathvariant="bold">
                      <msub>
                        <mi>x</mi>
                        <mi>j</mi>
                      </msub>
                    </mstyle>
                  </mrow>
                </mrow>
              </mrow>
              <mo fence="true" stretchy="false">)</mo>
            </mrow>
            <mn>2</mn>
          </msup>
        </mrow>
      </mrow>
    </mrow>
    <annotation encoding="StarMath 5.0">bold w^' = argmin csub{bold w} sum from j {K(Distance(bold x_q,bold x_j))(y_j - bold w cdot bold x_j)^2  }</annotation>
  </semantics>
</math>
</file>

<file path=Object 49/content.xml><?xml version="1.0" encoding="utf-8"?>
<math xmlns="http://www.w3.org/1998/Math/MathML" display="block">
  <semantics>
    <mrow>
      <mi>h</mi>
      <mrow>
        <mrow>
          <mo fence="true" stretchy="false">(</mo>
          <mrow>
            <mstyle mathvariant="bold">
              <msub>
                <mi>x</mi>
                <mi>q</mi>
              </msub>
            </mstyle>
          </mrow>
          <mo fence="true" stretchy="false">)</mo>
        </mrow>
        <mo stretchy="false">=</mo>
        <mrow>
          <mstyle mathvariant="bold">
            <msup>
              <mi>w</mi>
              <mi>'</mi>
            </msup>
          </mstyle>
          <mo stretchy="false">⋅</mo>
          <mstyle mathvariant="bold">
            <msub>
              <mi>x</mi>
              <mi>q</mi>
            </msub>
          </mstyle>
        </mrow>
      </mrow>
    </mrow>
    <annotation encoding="StarMath 5.0">h( bold x_q )= bold w^' cdot bold x_q</annotation>
  </semantics>
</math>
</file>

<file path=Object 5/content.xml><?xml version="1.0" encoding="utf-8"?>
<math xmlns="http://www.w3.org/1998/Math/MathML" display="block">
  <semantics>
    <mrow>
      <mi mathvariant="italic">Gain</mi>
      <mrow>
        <mrow>
          <mo fence="true" stretchy="false">(</mo>
          <mrow>
            <mi>A</mi>
          </mrow>
          <mo fence="true" stretchy="false">)</mo>
        </mrow>
        <mo stretchy="false">=</mo>
        <mi>H</mi>
      </mrow>
      <mrow>
        <mrow>
          <mo fence="true" stretchy="false">(</mo>
          <mrow>
            <mi>V</mi>
          </mrow>
          <mo fence="true" stretchy="false">)</mo>
        </mrow>
        <mo stretchy="false">−</mo>
        <mi mathvariant="italic">Remainder</mi>
      </mrow>
      <mrow>
        <mo fence="true" stretchy="false">(</mo>
        <mrow>
          <mi>A</mi>
        </mrow>
        <mo fence="true" stretchy="false">)</mo>
      </mrow>
    </mrow>
    <annotation encoding="StarMath 5.0">Gain(A) = H(V) - Remainder( A ) </annotation>
  </semantics>
</math>
</file>

<file path=Object 50/content.xml><?xml version="1.0" encoding="utf-8"?>
<math xmlns="http://www.w3.org/1998/Math/MathML" display="block">
  <semantics>
    <mrow>
      <mo fence="true" stretchy="false">{</mo>
      <mrow>
        <mrow>
          <mstyle mathvariant="bold">
            <mi>x</mi>
          </mstyle>
          <mi mathvariant="normal">:</mi>
          <mrow>
            <mrow>
              <mrow>
                <mstyle mathvariant="bold">
                  <mi>w</mi>
                </mstyle>
                <mo stretchy="false">⋅</mo>
                <mstyle mathvariant="bold">
                  <mi>x</mi>
                </mstyle>
              </mrow>
              <mo stretchy="false">+</mo>
              <mi>b</mi>
            </mrow>
            <mo stretchy="false">=</mo>
            <mn>0</mn>
          </mrow>
        </mrow>
      </mrow>
      <mo fence="true" stretchy="false">}</mo>
    </mrow>
    <annotation encoding="StarMath 5.0">lbrace bold x : bold w cdot bold x + b = 0 rbrace</annotation>
  </semantics>
</math>
</file>

<file path=Object 51/content.xml><?xml version="1.0" encoding="utf-8"?>
<math xmlns="http://www.w3.org/1998/Math/MathML" display="block">
  <semantics>
    <mrow>
      <mrow>
        <mstyle mathvariant="bold">
          <msub>
            <mi>K</mi>
            <mi mathvariant="italic">jk</mi>
          </msub>
        </mstyle>
        <mo stretchy="false">=</mo>
        <mi>K</mi>
      </mrow>
      <mrow>
        <mo fence="true" stretchy="false">(</mo>
        <mrow>
          <mrow>
            <mstyle mathvariant="bold">
              <msub>
                <mi>x</mi>
                <mi>j</mi>
              </msub>
            </mstyle>
            <mi>,</mi>
            <mstyle mathvariant="bold">
              <msub>
                <mi>x</mi>
                <mi>k</mi>
              </msub>
            </mstyle>
          </mrow>
        </mrow>
        <mo fence="true" stretchy="false">)</mo>
      </mrow>
    </mrow>
    <annotation encoding="StarMath 5.0">bold K_jk = K( bold x_j, bold x_k )</annotation>
  </semantics>
</math>
</file>

<file path=Object 5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style mathvariant="bold">
                <msub>
                  <mi>x</mi>
                  <mi>j</mi>
                </msub>
              </mstyle>
              <mi>,</mi>
              <mstyle mathvariant="bold">
                <msub>
                  <mi>x</mi>
                  <mi>k</mi>
                </msub>
              </mstyle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+</mo>
                <mrow>
                  <mstyle mathvariant="bold">
                    <msub>
                      <mi>x</mi>
                      <mi>j</mi>
                    </msub>
                  </mstyle>
                  <mo stretchy="false">⋅</mo>
                  <mstyle mathvariant="bold">
                    <msub>
                      <mi>x</mi>
                      <mi>k</mi>
                    </msub>
                  </mstyle>
                </mrow>
              </mrow>
            </mrow>
            <mo fence="true" stretchy="false">)</mo>
          </mrow>
          <mi>d</mi>
        </msup>
      </mrow>
    </mrow>
    <annotation encoding="StarMath 5.0">K( bold x_j, bold x_k ) = ( 1 + bold x_j cdot bold x_k )^d</annotation>
  </semantics>
</math>
</file>

<file path=Object 53/content.xml><?xml version="1.0" encoding="utf-8"?>
<math xmlns="http://www.w3.org/1998/Math/MathML" display="block">
  <semantics>
    <mrow>
      <mi mathvariant="italic">Cost</mi>
      <mrow>
        <mrow>
          <mo fence="true" stretchy="false">(</mo>
          <mrow>
            <mrow>
              <msub>
                <mi>h</mi>
                <mi>θ</mi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i>y</mi>
            </mrow>
          </mrow>
          <mo fence="true" stretchy="false">)</mo>
        </mrow>
        <mo stretchy="false">=</mo>
        <mrow>
          <mo stretchy="false">−</mo>
          <mi>y</mi>
        </mrow>
      </mrow>
      <mi>log</mi>
      <mrow>
        <mrow>
          <mo fence="true" stretchy="false">(</mo>
          <mrow>
            <mrow>
              <msub>
                <mi>h</mi>
                <mi>θ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n>1</mn>
              <mo stretchy="false">−</mo>
              <mi>y</mi>
            </mrow>
          </mrow>
          <mo fence="true" stretchy="false">)</mo>
        </mrow>
      </mrow>
      <mi>log</mi>
      <mrow>
        <mo fence="true" stretchy="false">(</mo>
        <mrow>
          <mrow>
            <mrow>
              <mn>1</mn>
              <mo stretchy="false">−</mo>
              <msub>
                <mi>h</mi>
                <mi>θ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Cost( h_%theta(x),y )= -y log( h_%theta(x) )-( 1-y )log( 1-h_%theta(x) )</annotation>
  </semantics>
</math>
</file>

<file path=Object 6/content.xml><?xml version="1.0" encoding="utf-8"?>
<math xmlns="http://www.w3.org/1998/Math/MathML" display="block">
  <semantics>
    <mrow>
      <mi mathvariant="italic">Remainde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i>k</mi>
          </munder>
          <mfrac>
            <mrow>
              <msub>
                <mi>p</mi>
                <mi>k</mi>
              </msub>
              <mo stretchy="false">+</mo>
              <msub>
                <mi>n</mi>
                <mi>k</mi>
              </msub>
            </mrow>
            <mrow>
              <mi>p</mi>
              <mo stretchy="false">+</mo>
              <mi>n</mi>
            </mrow>
          </mfrac>
        </mrow>
      </mrow>
      <mi>H</mi>
      <mrow>
        <mo fence="true" stretchy="false">(</mo>
        <mrow>
          <mi>V</mi>
        </mrow>
        <mo fence="true" stretchy="false">)</mo>
      </mrow>
    </mrow>
    <annotation encoding="StarMath 5.0">Remainder(A) = sum from{k} {{p_{k}+n_{k}} over {p+n}}H( V )  </annotation>
  </semantics>
</math>
</file>

<file path=Object 7/content.xml><?xml version="1.0" encoding="utf-8"?>
<math xmlns="http://www.w3.org/1998/Math/MathML" display="block">
  <semantics>
    <mrow>
      <msup>
        <mi>X</mi>
        <mn>2</mn>
      </msup>
      <mi mathvariant="italic">Pruning</mi>
    </mrow>
    <annotation encoding="StarMath 5.0">X^{2} Pruning</annotation>
  </semantics>
</math>
</file>

<file path=Object 8/content.xml><?xml version="1.0" encoding="utf-8"?>
<math xmlns="http://www.w3.org/1998/Math/MathML" display="block">
  <semantics>
    <mrow>
      <mi mathvariant="italic">Total</mi>
      <mrow>
        <mi mathvariant="italic">Deviation</mi>
        <mo stretchy="false">=</mo>
        <mrow>
          <munderover>
            <mo stretchy="false">∑</mo>
            <mrow>
              <mi>k</mi>
              <mo stretchy="false">=</mo>
              <mn>1</mn>
            </mrow>
            <mi>d</mi>
          </munderover>
          <mrow>
            <mfrac>
              <msup>
                <mrow>
                  <mo fence="true" stretchy="false">(</mo>
                  <mrow>
                    <mrow>
                      <msub>
                        <mi>p</mi>
                        <mi>k</mi>
                      </msub>
                      <mo stretchy="false">−</mo>
                      <mover accent="true">
                        <msub>
                          <mi>p</mi>
                          <mi>k</mi>
                        </msub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  <mover accent="true">
                <msub>
                  <mi>p</mi>
                  <mi>k</mi>
                </msub>
                <mo stretchy="false">^</mo>
              </mover>
            </mfrac>
            <mo stretchy="false">+</mo>
            <mfrac>
              <msup>
                <mrow>
                  <mo fence="true" stretchy="false">(</mo>
                  <mrow>
                    <mrow>
                      <msub>
                        <mi>n</mi>
                        <mi>k</mi>
                      </msub>
                      <mo stretchy="false">−</mo>
                      <mover accent="true">
                        <msub>
                          <mi>n</mi>
                          <mi>k</mi>
                        </msub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  <mover accent="true">
                <msub>
                  <mi>n</mi>
                  <mi>k</mi>
                </msub>
                <mo stretchy="false">^</mo>
              </mover>
            </mfrac>
          </mrow>
        </mrow>
      </mrow>
    </mrow>
    <annotation encoding="StarMath 5.0">Total Deviation = sum from{k=1} to{d}{{ (p_{k} - hat p_{k})^{2}} over {  hat p_{k} }+{(n_{k} - hat n_{k})^{2}} over{hat n_{k}}}  </annotation>
  </semantics>
</math>
</file>

<file path=Object 9/content.xml><?xml version="1.0" encoding="utf-8"?>
<math xmlns="http://www.w3.org/1998/Math/MathML" display="block">
  <semantics>
    <mrow>
      <mi mathvariant="italic">Expected</mi>
      <mi mathvariant="italic">Numbers</mi>
      <mi mathvariant="normal">:</mi>
      <mrow>
        <mover accent="true">
          <msub>
            <mi>p</mi>
            <mi>k</mi>
          </msub>
          <mo stretchy="false">^</mo>
        </mover>
        <mo stretchy="false">=</mo>
        <mi>p</mi>
      </mrow>
      <mfrac>
        <mrow>
          <msub>
            <mi>p</mi>
            <mi>k</mi>
          </msub>
          <mo stretchy="false">+</mo>
          <msub>
            <mi>n</mi>
            <mi>k</mi>
          </msub>
        </mrow>
        <mrow>
          <mi>p</mi>
          <mo stretchy="false">+</mo>
          <mi>n</mi>
        </mrow>
      </mfrac>
      <mspace width="18em"/>
      <mrow>
        <mover accent="true">
          <msub>
            <mi>n</mi>
            <mi>k</mi>
          </msub>
          <mo stretchy="false">^</mo>
        </mover>
        <mo stretchy="false">=</mo>
        <mi>n</mi>
      </mrow>
      <mfrac>
        <mrow>
          <msub>
            <mi>p</mi>
            <mi>k</mi>
          </msub>
          <mo stretchy="false">+</mo>
          <msub>
            <mi>n</mi>
            <mi>k</mi>
          </msub>
        </mrow>
        <mrow>
          <mi>p</mi>
          <mo stretchy="false">+</mo>
          <mi>n</mi>
        </mrow>
      </mfrac>
    </mrow>
    <annotation encoding="StarMath 5.0">Expected Numbers: hat p_{k} = p { p_{k} + n_{k}} over { p + n } ~~~~~~~~~ hat n_{k} = n{ p_{k} + n_{k}} over { p + n } </annotation>
  </semantics>
</math>
</file>